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6e927" fo:background-color="#ffff00"/>
    </style:style>
    <style:style style:name="P4" style:family="paragraph" style:parent-style-name="Standard">
      <style:text-properties officeooo:paragraph-rsid="0018ce31" fo:background-color="transparent"/>
    </style:style>
    <style:style style:name="P5" style:family="paragraph" style:parent-style-name="Standard">
      <style:text-properties officeooo:paragraph-rsid="0016e927" fo:background-color="transparent"/>
    </style:style>
    <style:style style:name="P6" style:family="paragraph" style:parent-style-name="Standard">
      <style:text-properties officeooo:paragraph-rsid="0018ce31" fo:background-color="transparent"/>
    </style:style>
    <style:style style:name="P7" style:family="paragraph" style:parent-style-name="Standard">
      <style:text-properties officeooo:paragraph-rsid="001a8d38" fo:background-color="transparent"/>
    </style:style>
    <style:style style:name="P8" style:family="paragraph" style:parent-style-name="Standard">
      <style:text-properties officeooo:paragraph-rsid="00240418" fo:background-color="transparent"/>
    </style:style>
    <style:style style:name="P9" style:family="paragraph" style:parent-style-name="Standard">
      <style:text-properties officeooo:paragraph-rsid="0026b6e1" fo:background-color="transparent"/>
    </style:style>
    <style:style style:name="P10" style:family="paragraph" style:parent-style-name="Standard">
      <style:text-properties officeooo:paragraph-rsid="0016e927" fo:background-color="#ffff00"/>
    </style:style>
    <style:style style:name="P11" style:family="paragraph" style:parent-style-name="Standard">
      <style:text-properties officeooo:paragraph-rsid="0018ce31" fo:background-color="#ffff00"/>
    </style:style>
    <style:style style:name="P12" style:family="paragraph" style:parent-style-name="Standard">
      <style:text-properties officeooo:paragraph-rsid="001a8d38" fo:background-color="#ffff00"/>
    </style:style>
    <style:style style:name="P13" style:family="paragraph" style:parent-style-name="Standard">
      <style:text-properties officeooo:paragraph-rsid="001eb751" fo:background-color="#ffff00"/>
    </style:style>
    <style:style style:name="P14" style:family="paragraph" style:parent-style-name="Standard">
      <style:text-properties officeooo:paragraph-rsid="00240418" fo:background-color="#ffff00"/>
    </style:style>
    <style:style style:name="P15" style:family="paragraph" style:parent-style-name="Standard">
      <style:text-properties officeooo:paragraph-rsid="0026b6e1" fo:background-color="#ffff00"/>
    </style:style>
    <style:style style:name="P16" style:family="paragraph" style:parent-style-name="Standard">
      <style:text-properties officeooo:paragraph-rsid="0020ffa4" fo:background-color="#ffff00"/>
    </style:style>
    <style:style style:name="P17" style:family="paragraph" style:parent-style-name="Standard">
      <style:text-properties officeooo:paragraph-rsid="002322ac" fo:background-color="#ffff00"/>
    </style:style>
    <style:style style:name="P18" style:family="paragraph" style:parent-style-name="Standard">
      <style:text-properties officeooo:paragraph-rsid="0026b6e1" fo:background-color="#ffff00"/>
    </style:style>
    <style:style style:name="P19" style:family="paragraph" style:parent-style-name="Standard">
      <style:text-properties officeooo:paragraph-rsid="0028b3b9" fo:background-color="#ffff00"/>
    </style:style>
    <style:style style:name="P20" style:family="paragraph" style:parent-style-name="Standard">
      <style:text-properties officeooo:paragraph-rsid="001a8d38"/>
    </style:style>
    <style:style style:name="P21" style:family="paragraph" style:parent-style-name="Standard">
      <style:text-properties officeooo:paragraph-rsid="001a8d38" fo:background-color="#ffff6d"/>
    </style:style>
    <style:style style:name="P22" style:family="paragraph" style:parent-style-name="Standard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23" style:family="paragraph" style:parent-style-name="Standard" style:master-page-name="MasterPage2">
      <style:paragraph-properties style:page-number="auto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24" style:family="paragraph" style:parent-style-name="Standard" style:master-page-name="MasterPage2">
      <style:paragraph-properties style:page-number="auto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25" style:family="paragraph" style:parent-style-name="Standard">
      <style:text-properties fo:color="#000000" loext:opacity="100%" style:font-name="Liberation Serif" fo:font-size="12pt" fo:language="es" fo:country="ES" fo:background-color="transparent" style:font-name-asian="Noto Serif CJK SC" style:font-name-complex="Lohit Devanagari"/>
    </style:style>
    <style:style style:name="P26" style:family="paragraph" style:parent-style-name="Standard">
      <style:text-properties fo:color="#000000" loext:opacity="100%" style:font-name="Liberation Serif" fo:font-size="12pt" fo:language="es" fo:country="ES" fo:background-color="#ffff00" style:font-name-asian="Noto Serif CJK SC" style:font-name-complex="Lohit Devanagari"/>
    </style:style>
    <style:style style:name="P27" style:family="paragraph" style:parent-style-name="Standard">
      <style:text-properties officeooo:paragraph-rsid="001eb751"/>
    </style:style>
    <style:style style:name="P28" style:family="paragraph" style:parent-style-name="Standard">
      <style:paragraph-properties fo:break-before="page"/>
      <style:text-properties officeooo:paragraph-rsid="001eb751"/>
    </style:style>
    <style:style style:name="P29" style:family="paragraph" style:parent-style-name="Standard">
      <style:text-properties officeooo:paragraph-rsid="0020ffa4"/>
    </style:style>
    <style:style style:name="P30" style:family="paragraph" style:parent-style-name="Standard">
      <style:text-properties officeooo:paragraph-rsid="002322ac"/>
    </style:style>
    <style:style style:name="P31" style:family="paragraph" style:parent-style-name="Standard">
      <style:text-properties officeooo:paragraph-rsid="0025f5b4"/>
    </style:style>
    <style:style style:name="P32" style:family="paragraph" style:parent-style-name="Standard">
      <style:text-properties officeooo:paragraph-rsid="00240418"/>
    </style:style>
    <style:style style:name="P33" style:family="paragraph" style:parent-style-name="Standard">
      <style:text-properties officeooo:paragraph-rsid="0026b6e1"/>
    </style:style>
    <style:style style:name="P34" style:family="paragraph" style:parent-style-name="Standard">
      <style:text-properties officeooo:paragraph-rsid="0028b3b9"/>
    </style:style>
    <style:style style:name="T10" style:family="text">
      <style:text-properties fo:background-color="#ffff6d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font-size="11pt"/>
    </style:style>
    <style:style style:name="T13" style:family="text">
      <style:text-properties fo:font-size="11pt" fo:background-color="#ffff00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fo:color="#000000" loext:opacity="100%" style:font-name="Liberation Serif" fo:font-size="12pt" fo:language="es" fo:country="ES" style:font-name-asian="Noto Serif CJK SC" style:font-name-complex="Lohit Devanaga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de las siguientes opciones describe mejor un periférico de entrada?</text:p>
      <text:p text:style-name="P5">a) Impresora</text:p>
      <text:p text:style-name="P10">b) Teclado</text:p>
      <text:p text:style-name="P1">c) Altavoz</text:p>
      <text:p text:style-name="P1">d) Monitor</text:p>
      <text:p text:style-name="P1"/>
      <text:p text:style-name="P1">¿Qué tipo de periférico es un escáner?</text:p>
      <text:p text:style-name="P3">a) Entrada</text:p>
      <text:p text:style-name="P1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salida?</text:p>
      <text:p text:style-name="P1">a) Ratón</text:p>
      <text:p text:style-name="P3">b) Monitor</text:p>
      <text:p text:style-name="P1">c) Teclado</text:p>
      <text:p text:style-name="P1">d) Micrófono</text:p>
      <text:p text:style-name="P1"/>
      <text:p text:style-name="P1">¿Qué función realiza un módem en un sistema de computadoras?</text:p>
      <text:p text:style-name="P1">a) Almacenamiento de datos</text:p>
      <text:p text:style-name="P3">b) Comunicación de datos</text:p>
      <text:p text:style-name="P1">c) Entrada de datos</text:p>
      <text:p text:style-name="P1">d) Salida de datos</text:p>
      <text:p text:style-name="P1"/>
      <text:p text:style-name="P1">¿Cuál de las siguientes opciones es un periférico de almacenamiento?</text:p>
      <text:p text:style-name="P1">a) Monitor</text:p>
      <text:p text:style-name="P1">b) Impresora</text:p>
      <text:p text:style-name="P3">c) Disco duro</text:p>
      <text:p text:style-name="P1">d) Altavoz</text:p>
      <text:p text:style-name="P1"/>
      <text:p text:style-name="P1">¿Qué tipo de periférico es una tarjeta de sonido?</text:p>
      <text:p text:style-name="P1">a) Entrada</text:p>
      <text:p text:style-name="P3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comunicación?</text:p>
      <text:p text:style-name="P1">a) Impresora</text:p>
      <text:p text:style-name="P3">b) Router</text:p>
      <text:p text:style-name="P1">c) Teclado</text:p>
      <text:p text:style-name="P1">d) Monitor</text:p>
      <text:p text:style-name="P1"/>
      <text:p text:style-name="P1">¿Cuál es la función principal de un escáner de código de barras?</text:p>
      <text:p text:style-name="P1">a) Almacenamiento de datos</text:p>
      <text:p text:style-name="P3">b) Lectura de datos</text:p>
      <text:p text:style-name="P1">c) Impresión de datos</text:p>
      <text:p text:style-name="P1">d) Comunicación de datos</text:p>
      <text:p text:style-name="P1"/>
      <text:p text:style-name="P1">¿Qué periférico se utiliza para imprimir documentos en papel?</text:p>
      <text:p text:style-name="P1">a) Monitor</text:p>
      <text:p text:style-name="P3">b) Impresora</text:p>
      <text:p text:style-name="P1">c) Altavoz</text:p>
      <text:p text:style-name="P1"><text:soft-page-break/>d) Escáner</text:p>
      <text:p text:style-name="P1"/>
      <text:p text:style-name="P1">¿Cuál de las siguientes opciones es un periférico de entrada táctil?</text:p>
      <text:p text:style-name="P1">a) Ratón</text:p>
      <text:p text:style-name="P1">b) Teclado</text:p>
      <text:p text:style-name="P3">c) Pantalla táctil</text:p>
      <text:p text:style-name="P1">d) Altavoz</text:p>
      <text:p text:style-name="P1"/>
      <text:p text:style-name="P1">¿Qué función realiza una cámara web en un sistema de computadoras?</text:p>
      <text:p text:style-name="P1">a) Almacenamiento de datos</text:p>
      <text:p text:style-name="P3">b) Captura de imágenes y videos</text:p>
      <text:p text:style-name="P1">c) Impresión de documentos</text:p>
      <text:p text:style-name="P1">d) Comunicación de datos</text:p>
      <text:p text:style-name="P1"/>
      <text:p text:style-name="P1">¿Cuál de los siguientes periféricos se utiliza para la entrada y salida de datos?</text:p>
      <text:p text:style-name="P1">a) Monitor</text:p>
      <text:p text:style-name="P1">b) Ratón</text:p>
      <text:p text:style-name="P3">c) Impresora multifunción</text:p>
      <text:p text:style-name="P1">d) Altavoz</text:p>
      <text:p text:style-name="P1"/>
      <text:p text:style-name="P1">¿Qué tipo de periférico es un plotter?</text:p>
      <text:p text:style-name="P1">a) Entrada</text:p>
      <text:p text:style-name="P3">b) Salida</text:p>
      <text:p text:style-name="P1">c) Almacenamiento</text:p>
      <text:p text:style-name="P1">d) Comunicación</text:p>
      <text:p text:style-name="P1"/>
      <text:p text:style-name="P1">¿Cuál de las siguientes opciones es un periférico de entrada de voz?</text:p>
      <text:p text:style-name="P3">a) Micrófono</text:p>
      <text:p text:style-name="P1">b) Altavoz</text:p>
      <text:p text:style-name="P1">c) Impresora</text:p>
      <text:p text:style-name="P1">d) Teclado</text:p>
      <text:p text:style-name="P1"/>
      <text:p text:style-name="P1">¿Cuál de los siguientes periféricos se utiliza para la comunicación inalámbrica?</text:p>
      <text:p text:style-name="P1">a) Cable USB</text:p>
      <text:p text:style-name="P1">b) Tarjeta de red</text:p>
      <text:p text:style-name="P3">c) Bluetooth</text:p>
      <text:p text:style-name="P1">d) Disco duro externo</text:p>
      <text:p text:style-name="P1"/>
      <text:p text:style-name="P1">¿Qué función realiza una tarjeta de red en un sistema de computadoras?</text:p>
      <text:p text:style-name="P1">a) Almacenamiento de datos</text:p>
      <text:p text:style-name="P3">b) Comunicación de datos en red</text:p>
      <text:p text:style-name="P1">c) Impresión de documentos</text:p>
      <text:p text:style-name="P1">d) Captura de imágenes</text:p>
      <text:p text:style-name="P1"/>
      <text:p text:style-name="P1">¿Cuál de los siguientes periféricos se utiliza para la entrada de datos mediante pulsaciones?</text:p>
      <text:p text:style-name="P1">a) Ratón</text:p>
      <text:p text:style-name="P3">b) Teclado</text:p>
      <text:p text:style-name="P1">c) Pantalla táctil</text:p>
      <text:p text:style-name="P1">d) Escáner</text:p>
      <text:p text:style-name="P1"/>
      <text:p text:style-name="P1">¿Qué periférico se utiliza para la salida de sonido en un sistema de computadoras?</text:p>
      <text:p text:style-name="P1">a) Monitor</text:p>
      <text:p text:style-name="P1"><text:soft-page-break/>b) Impresora</text:p>
      <text:p text:style-name="P3">c) Altavoz</text:p>
      <text:p text:style-name="P1">d) Teclado</text:p>
      <text:p text:style-name="P1"/>
      <text:p text:style-name="P2">¿Qué normativa regula las condiciones de seguridad en la manipulación de productos químicos en un taller de microinformática?</text:p>
      <text:p text:style-name="P2">a) ISO 9001</text:p>
      <text:p text:style-name="P4">b) ISO 14001</text:p>
      <text:p text:style-name="P11">c) Normativa UNE-EN 14470-1</text:p>
      <text:p text:style-name="P6">d) Normativa EN 61010</text:p>
      <text:p text:style-name="P6"/>
      <text:p text:style-name="P20">¿Cuál es la normativa clave para la gestión de la seguridad en la manipulación de productos químicos en un taller de microinformática?</text:p>
      <text:p text:style-name="P20">a) ISO 9001</text:p>
      <text:p text:style-name="P20">b) ISO 14001</text:p>
      <text:p text:style-name="P20">c) <text:span text:style-name="T10">Normativa UNE-EN 14470-1</text:span></text:p>
      <text:p text:style-name="P20">d) Normativa EN 61010</text:p>
      <text:p text:style-name="P20"/>
      <text:p text:style-name="P20">¿Qué periférico se utiliza para la salida de sonido en un sistema de computadoras?</text:p>
      <text:p text:style-name="P20">a) Monitor</text:p>
      <text:p text:style-name="P20">b) Impresora</text:p>
      <text:p text:style-name="P21">c) Altavoz</text:p>
      <text:p text:style-name="P20">d) Teclado</text:p>
      <text:p text:style-name="P20"/>
      <text:p text:style-name="P20">¿Cuál de las siguientes opciones describe mejor una impresora láser?</text:p>
      <text:p text:style-name="P20">a) Imprime en papel mediante chorros de tinta</text:p>
      <text:p text:style-name="P21">b) Utiliza láser para imprimir en papel</text:p>
      <text:p text:style-name="P20">c) Imprime en papel térmico</text:p>
      <text:p text:style-name="P20">d) Imprime en papel mediante agujas</text:p>
      <text:p text:style-name="P20"/>
      <text:p text:style-name="P20">¿Cuál de los siguientes periféricos se utiliza para la entrada de datos mediante movimiento manual?</text:p>
      <text:p text:style-name="P12">a) Ratón</text:p>
      <text:p text:style-name="P7">b) Teclado</text:p>
      <text:p text:style-name="P20">c) Escáner</text:p>
      <text:p text:style-name="P20">d) Micrófono</text:p>
      <text:p text:style-name="P20"/>
      <text:p text:style-name="P20">¿Qué tipo de periférico es una memoria USB?</text:p>
      <text:p text:style-name="P20">a) Entrada</text:p>
      <text:p text:style-name="P21">b) Almacenamiento</text:p>
      <text:p text:style-name="P20">c) Salida</text:p>
      <text:p text:style-name="P20">d) Comunicación</text:p>
      <text:p text:style-name="P20"/>
      <text:p text:style-name="P20">¿Cuál de las siguientes opciones describe mejor una impresora de matriz de puntos?</text:p>
      <text:p text:style-name="P7">a) Utiliza chorros de tinta para imprimir</text:p>
      <text:p text:style-name="P12">b) Imprime en papel mediante agujas</text:p>
      <text:p text:style-name="P20">c) Imprime en papel térmico</text:p>
      <text:p text:style-name="P20">d) Utiliza láser para imprimir en papel</text:p>
      <text:p text:style-name="P20"/>
      <text:p text:style-name="P20">¿Qué función realiza un lector de tarjetas magnéticas en un sistema de computadoras?</text:p>
      <text:p text:style-name="P12">a) Almacenamiento de datos</text:p>
      <text:p text:style-name="P20">b) Comunicación de datos</text:p>
      <text:p text:style-name="P7">c) Entrada de datos</text:p>
      <text:p text:style-name="P20"><text:soft-page-break/>d) Salida de datos</text:p>
      <text:p text:style-name="P20"/>
      <text:p text:style-name="P20">¿Cuál de los siguientes periféricos se utiliza para la entrada de datos mediante movimiento sobre una superficie?</text:p>
      <text:p text:style-name="P21">a) Ratón</text:p>
      <text:p text:style-name="P20">b) Teclado</text:p>
      <text:p text:style-name="P20">c) Escáner</text:p>
      <text:p text:style-name="P20">d) Micrófono</text:p>
      <text:p text:style-name="P20"/>
      <text:p text:style-name="P20">¿Qué tipo de periférico es una impresora 3D?</text:p>
      <text:p text:style-name="P20">a) Entrada</text:p>
      <text:p text:style-name="P20">b) Almacenamiento</text:p>
      <text:p text:style-name="P21">c) Salida</text:p>
      <text:p text:style-name="P20">d) Comunicación</text:p>
      <text:p text:style-name="P20"/>
      <text:p text:style-name="P20">¿Cuál de las siguientes opciones describe mejor un altavoz?</text:p>
      <text:p text:style-name="P20">a) Permite la entrada de datos mediante voz</text:p>
      <text:p text:style-name="P21">b) Se utiliza para la salida de sonido</text:p>
      <text:p text:style-name="P20">c) Almacena datos de audio</text:p>
      <text:p text:style-name="P20">d) Imprime documentos en papel</text:p>
      <text:p text:style-name="P20"/>
      <text:p text:style-name="P20">¿Qué periférico se utiliza para la entrada de datos en forma de imágenes o documentos físicos?</text:p>
      <text:p text:style-name="P20">a) Ratón</text:p>
      <text:p text:style-name="P20">b) Teclado</text:p>
      <text:p text:style-name="P21">c) Escáner</text:p>
      <text:p text:style-name="P20">d) Micrófono</text:p>
      <text:p text:style-name="P20"/>
      <text:p text:style-name="P20">¿Cuál de las siguientes opciones describe mejor una impresora de inyección de tinta?</text:p>
      <text:p text:style-name="P20">a) Utiliza láser para imprimir en papel</text:p>
      <text:p text:style-name="P20">b) Imprime en papel térmico</text:p>
      <text:p text:style-name="P12">c) Imprime en papel mediante chorros de tinta</text:p>
      <text:p text:style-name="P7">d) Imprime en papel mediante agujas</text:p>
      <text:p text:style-name="P21"/>
      <text:p text:style-name="P20">¿Qué función realiza un lector de huellas dactilares en un sistema de computadoras?</text:p>
      <text:p text:style-name="P20">a) Almacenamiento de datos</text:p>
      <text:p text:style-name="P20">b) Comunicación de datos</text:p>
      <text:p text:style-name="P21">c) Identificación biométrica</text:p>
      <text:p text:style-name="P20">d) Impresión de documentos</text:p>
      <text:p text:style-name="P20"/>
      <text:p text:style-name="P20">¿Cuál de las siguientes opciones describe mejor un proyector?</text:p>
      <text:p text:style-name="P20">a) Se utiliza para la entrada de datos</text:p>
      <text:p text:style-name="P21">b) Proyecta imágenes o videos en una pantalla</text:p>
      <text:p text:style-name="P20">c) Almacena datos en forma de presentación</text:p>
      <text:p text:style-name="P20">d) Imprime documentos en papel</text:p>
      <text:p text:style-name="P20"/>
      <text:p text:style-name="P20"/>
      <text:p text:style-name="P20">¿Cuál de las siguientes opciones describe mejor un teclado mecánico?</text:p>
      <text:p text:style-name="P7">a) Utiliza tecnología de membrana</text:p>
      <text:p text:style-name="P12">b) Emplea interruptores mecánicos para las teclas</text:p>
      <text:p text:style-name="P20">c) Es inalámbrico</text:p>
      <text:p text:style-name="P20">d) Tiene teclas táctiles sensibles al tacto</text:p>
      <text:p text:style-name="P20"/>
      <text:p text:style-name="P20"><text:soft-page-break/>¿Qué tipo de conexión es común en los teclados inalámbricos?</text:p>
      <text:p text:style-name="P20">a) USB</text:p>
      <text:p text:style-name="P20">b) HDMI</text:p>
      <text:p text:style-name="P21">c) Bluetooth</text:p>
      <text:p text:style-name="P20">d) VGA</text:p>
      <text:p text:style-name="P20"/>
      <text:p text:style-name="P20">¿Cuál de las siguientes características es típica de un teclado ergonómico?</text:p>
      <text:p text:style-name="P7">a) Diseño compacto</text:p>
      <text:p text:style-name="P20">b) Teclas iluminadas</text:p>
      <text:p text:style-name="P12">c) Diseño curvado para reducir la tensión</text:p>
      <text:p text:style-name="P20">d) Teclas mecánicas lineales</text:p>
      <text:p text:style-name="P20"/>
      <text:p text:style-name="P20">¿Qué función realiza la rueda de desplazamiento en un ratón?</text:p>
      <text:p text:style-name="P7">a) Mover el cursor</text:p>
      <text:p text:style-name="P20">b) Hacer clic derecho</text:p>
      <text:p text:style-name="P12">c) Desplazarse por páginas web u documentos</text:p>
      <text:p text:style-name="P20">d) Controlar la sensibilidad del puntero</text:p>
      <text:p text:style-name="P20"/>
      <text:p text:style-name="P20">¿Cuál de las siguientes opciones describe mejor un ratón óptico?</text:p>
      <text:p text:style-name="P20">a) Utiliza una bola para el desplazamiento</text:p>
      <text:p text:style-name="P21">b) Emplea luz LED para detectar movimientos</text:p>
      <text:p text:style-name="P20">c) Funciona sin necesidad de pilas</text:p>
      <text:p text:style-name="P20">d) Tiene botones programables</text:p>
      <text:p text:style-name="P20"/>
      <text:p text:style-name="P23">¿Qué normativa regula las condiciones de seguridad en la manipulación de equipos de protección individual en un taller de microinformática?</text:p>
      <text:p text:style-name="P22">a) ISO 9001</text:p>
      <text:p text:style-name="P22">b) ISO 14001</text:p>
      <text:p text:style-name="P22"><text:span text:style-name="T11">c) OHSAS 18001</text:span><text:span text:style-name="T11"/></text:p>
      <text:p text:style-name="P22">d) Normativa UNE-EN 343</text:p>
      <text:p text:style-name="P22"><text:span text:style-name="T11">Actualmente se usa la ISO 45001</text:span><text:span text:style-name="T11"/></text:p>
      <text:p text:style-name="P22"/>
      <text:p text:style-name="P22">¿Cuál de las siguientes opciones describe mejor un periférico de entrada?</text:p>
      <text:p text:style-name="P22">a) Impresora</text:p>
      <text:p text:style-name="P22"><text:span text:style-name="T11">b) Teclado</text:span><text:span text:style-name="T11"/></text:p>
      <text:p text:style-name="P22">c) Altavoz</text:p>
      <text:p text:style-name="P22">d) Monitor</text:p>
      <text:p text:style-name="P22"/>
      <text:p text:style-name="P22">¿Qué tipo de periférico es un escáner?</text:p>
      <text:p text:style-name="P22"><text:span text:style-name="T11">a) Entrada</text:span><text:span text:style-name="T11"/></text:p>
      <text:p text:style-name="P22">b) Salida</text:p>
      <text:p text:style-name="P22">c) Almacenamiento</text:p>
      <text:p text:style-name="P22">d) Comunicación</text:p>
      <text:p text:style-name="P22"/>
      <text:p text:style-name="P22">¿Cuál de las siguientes opciones es un ejemplo de periférico de salida?</text:p>
      <text:p text:style-name="P22">a) Ratón</text:p>
      <text:p text:style-name="P22"><text:span text:style-name="T11">b) Monitor</text:span><text:span text:style-name="T11"/></text:p>
      <text:p text:style-name="P22">c) Teclado</text:p>
      <text:p text:style-name="P22">d) Micrófono</text:p>
      <text:p text:style-name="P22"/>
      <text:p text:style-name="P22">¿Qué función realiza un módem en un sistema de computadoras?</text:p>
      <text:p text:style-name="P22">a) Almacenamiento de datos</text:p>
      <text:p text:style-name="P22"><text:span text:style-name="T11">b) Comunicación de datos</text:span><text:span text:style-name="T11"/></text:p>
      <text:p text:style-name="P22">c) Entrada de datos</text:p>
      <text:p text:style-name="P22">d) Salida de datos</text:p>
      <text:p text:style-name="P22"/>
      <text:p text:style-name="P22">¿Cuál de las siguientes opciones es un periférico de almacenamiento?</text:p>
      <text:p text:style-name="P22">a) Monitor</text:p>
      <text:p text:style-name="P22">b) Impresora</text:p>
      <text:p text:style-name="P22"><text:span text:style-name="T11">c) Disco duro</text:span><text:span text:style-name="T11"/></text:p>
      <text:p text:style-name="P22">d) Altavoz</text:p>
      <text:p text:style-name="P22"/>
      <text:p text:style-name="P22">¿Qué tipo de periférico es una tarjeta de sonido?</text:p>
      <text:p text:style-name="P22">a) Entrada</text:p>
      <text:p text:style-name="P22"><text:span text:style-name="T11">b) Salida</text:span><text:span text:style-name="T11"/></text:p>
      <text:p text:style-name="P22">c) Almacenamiento</text:p>
      <text:p text:style-name="P22">d) Comunicación</text:p>
      <text:p text:style-name="P22"/>
      <text:p text:style-name="P22">¿Cuál de las siguientes opciones es un ejemplo de periférico de comunicación?</text:p>
      <text:p text:style-name="P22">a) Impresora</text:p>
      <text:p text:style-name="P22"><text:span text:style-name="T11">b) Router</text:span><text:span text:style-name="T11"/></text:p>
      <text:p text:style-name="P22">c) Teclado</text:p>
      <text:p text:style-name="P22">d) Monitor</text:p>
      <text:p text:style-name="P22"/>
      <text:p text:style-name="P22">¿Cuál es la función principal de un escáner de código de barras?</text:p>
      <text:p text:style-name="P22">a) Almacenamiento de datos</text:p>
      <text:p text:style-name="P22"><text:soft-page-break/><text:span text:style-name="T11">b) Lectura de datos</text:span><text:span text:style-name="T11"/></text:p>
      <text:p text:style-name="P22">c) Impresión de datos</text:p>
      <text:p text:style-name="P22">d) Comunicación de datos</text:p>
      <text:p text:style-name="P22"/>
      <text:p text:style-name="P22">¿Qué periférico se utiliza para imprimir documentos en papel?</text:p>
      <text:p text:style-name="P22">a) Monitor</text:p>
      <text:p text:style-name="P22"><text:span text:style-name="T11">b) Impresora</text:span><text:span text:style-name="T11"/></text:p>
      <text:p text:style-name="P22">c) Altavoz</text:p>
      <text:p text:style-name="P22">d) Escáner</text:p>
      <text:p text:style-name="P22"/>
      <text:p text:style-name="P22">¿Cuál de las siguientes opciones es un periférico de entrada táctil?</text:p>
      <text:p text:style-name="P22">a) Ratón</text:p>
      <text:p text:style-name="P22">b) Teclado</text:p>
      <text:p text:style-name="P22"><text:span text:style-name="T11">c) Pantalla táctil</text:span><text:span text:style-name="T11"/></text:p>
      <text:p text:style-name="P22">d) Altavoz</text:p>
      <text:p text:style-name="P22"/>
      <text:p text:style-name="P22">¿Qué función realiza una cámara web en un sistema de computadoras?</text:p>
      <text:p text:style-name="P22">a) Almacenamiento de datos</text:p>
      <text:p text:style-name="P22"><text:span text:style-name="T11">b) Captura de imágenes y videos</text:span><text:span text:style-name="T11"/></text:p>
      <text:p text:style-name="P22">c) Impresión de documentos</text:p>
      <text:p text:style-name="P22">d) Comunicación de datos</text:p>
      <text:p text:style-name="P22"/>
      <text:p text:style-name="P22">¿Cuál de los siguientes periféricos se utiliza para la entrada y salida de datos?</text:p>
      <text:p text:style-name="P22">a) Monitor</text:p>
      <text:p text:style-name="P22">b) Ratón</text:p>
      <text:p text:style-name="P22"><text:span text:style-name="T11">c) Impresora multifunción</text:span><text:span text:style-name="T11"/></text:p>
      <text:p text:style-name="P22">d) Altavoz</text:p>
      <text:p text:style-name="P22"/>
      <text:p text:style-name="P22">¿Qué tipo de periférico es un plotter?</text:p>
      <text:p text:style-name="P22">a) Entrada</text:p>
      <text:p text:style-name="P22"><text:span text:style-name="T11">b) Salida</text:span><text:span text:style-name="T11"/></text:p>
      <text:p text:style-name="P22">c) Almacenamiento</text:p>
      <text:p text:style-name="P22">d) Comunicación</text:p>
      <text:p text:style-name="P22"/>
      <text:p text:style-name="P22">¿Cuál de las siguientes opciones es un periférico de entrada de voz?</text:p>
      <text:p text:style-name="P22"><text:span text:style-name="T11">a) Micrófono</text:span><text:span text:style-name="T11"/></text:p>
      <text:p text:style-name="P22">b) Altavoz</text:p>
      <text:p text:style-name="P22">c) Impresora</text:p>
      <text:p text:style-name="P22">d) Teclado</text:p>
      <text:p text:style-name="P22"/>
      <text:p text:style-name="P22">¿Cuál de los siguientes periféricos se utiliza para la comunicación inalámbrica?</text:p>
      <text:p text:style-name="P22">a) Cable USB</text:p>
      <text:p text:style-name="P22">b) Tarjeta de red</text:p>
      <text:p text:style-name="P22"><text:span text:style-name="T11">c) Bluetooth</text:span><text:span text:style-name="T11"/></text:p>
      <text:p text:style-name="P22">d) Disco duro externo</text:p>
      <text:p text:style-name="P22"/>
      <text:p text:style-name="P22">¿Qué función realiza una tarjeta de red en un sistema de computadoras?</text:p>
      <text:p text:style-name="P22">a) Almacenamiento de datos</text:p>
      <text:p text:style-name="P22"><text:span text:style-name="T11">b) Comunicación de datos en red</text:span><text:span text:style-name="T11"/></text:p>
      <text:p text:style-name="P22">c) Impresión de documentos</text:p>
      <text:p text:style-name="P22">d) Captura de imágenes</text:p>
      <text:p text:style-name="P22"/>
      <text:p text:style-name="P22"><text:soft-page-break/>¿Cuál de los siguientes periféricos se utiliza para la entrada de datos mediante pulsaciones?</text:p>
      <text:p text:style-name="P22">a) Ratón</text:p>
      <text:p text:style-name="P22"><text:span text:style-name="T11">b) Teclado</text:span><text:span text:style-name="T11"/></text:p>
      <text:p text:style-name="P22">c) Pantalla táctil</text:p>
      <text:p text:style-name="P22">d) Escáner</text:p>
      <text:p text:style-name="Standard"/>
      <text:p text:style-name="P23"><text:span text:style-name="T12">¿Qué normativa regula las condiciones de seguridad en la manipulación de equipos de trabajo en un taller de microinformática?</text:span></text:p>
      <text:p text:style-name="P22"><text:span text:style-name="T12">a) ISO 9001</text:span><text:span text:style-name="T12"/></text:p>
      <text:p text:style-name="P22"><text:span text:style-name="T12">b) ISO 14001</text:span><text:span text:style-name="T12"/></text:p>
      <text:p text:style-name="P22"><text:span text:style-name="T12">c) OHSAS 18001</text:span><text:span text:style-name="T12"/></text:p>
      <text:p text:style-name="P22"><text:span text:style-name="T13">d) Normativa EN 61010</text:span><text:span text:style-name="T13"/></text:p>
      <text:p text:style-name="P22"><text:span text:style-name="T12"/></text:p>
      <text:p text:style-name="P22"><text:span text:style-name="T12"/></text:p>
      <text:p text:style-name="P22"><text:span text:style-name="T12">¿Qué característica es común en un ratón gaming?</text:span><text:span text:style-name="T12"/></text:p>
      <text:p text:style-name="P22"><text:span text:style-name="T12">a) Diseño compacto</text:span><text:span text:style-name="T12"/></text:p>
      <text:p text:style-name="P22"><text:span text:style-name="T13">b) Sensor de alta sensibilidad</text:span><text:span text:style-name="T13"/></text:p>
      <text:p text:style-name="P22"><text:span text:style-name="T12">c) Conexión inalámbrica</text:span><text:span text:style-name="T12"/></text:p>
      <text:p text:style-name="P22"><text:span text:style-name="T12">d) Ausencia de botones adicionales</text:span><text:span text:style-name="T12"/></text:p>
      <text:p text:style-name="P22"><text:span text:style-name="T12"/></text:p>
      <text:p text:style-name="P22"><text:span text:style-name="T12">¿Qué tipo de tecnología utiliza un ratón láser para detectar movimientos?</text:span><text:span text:style-name="T12"/></text:p>
      <text:p text:style-name="P22"><text:span text:style-name="T12">a) Óptica</text:span><text:span text:style-name="T12"/></text:p>
      <text:p text:style-name="P22"><text:span text:style-name="T12">b) Infrarroja</text:span><text:span text:style-name="T12"/></text:p>
      <text:p text:style-name="P22"><text:span text:style-name="T13">c) Láser</text:span><text:span text:style-name="T13"/></text:p>
      <text:p text:style-name="P22"><text:span text:style-name="T12">d) Ultrasónica</text:span><text:span text:style-name="T12"/></text:p>
      <text:p text:style-name="P22"><text:span text:style-name="T12"/></text:p>
      <text:p text:style-name="P22"><text:span text:style-name="T12">¿Cuál de las siguientes opciones describe mejor un teclado retroiluminado?</text:span><text:span text:style-name="T12"/></text:p>
      <text:p text:style-name="P22"><text:span text:style-name="T12">a) Teclas con relieve táctil</text:span><text:span text:style-name="T12"/></text:p>
      <text:p text:style-name="P22"><text:span text:style-name="T13">b) Teclas que emiten luz para facilitar la visibilidad en entornos oscuros</text:span><text:span text:style-name="T13"/></text:p>
      <text:p text:style-name="P22"><text:span text:style-name="T12">c) Teclas táctiles capacitivas</text:span><text:span text:style-name="T12"/></text:p>
      <text:p text:style-name="P22"><text:span text:style-name="T12">d) Teclas mecánicas silenciosas</text:span><text:span text:style-name="T12"/></text:p>
      <text:p text:style-name="P22"><text:span text:style-name="T12"/></text:p>
      <text:p text:style-name="P22"><text:span text:style-name="T12">¿Cuál es una característica típica de un teclado numérico?</text:span><text:span text:style-name="T12"/></text:p>
      <text:p text:style-name="P22"><text:span text:style-name="T12">a) Diseño compacto</text:span><text:span text:style-name="T12"/></text:p>
      <text:p text:style-name="P22"><text:span text:style-name="T12">b) Teclas multimedia</text:span><text:span text:style-name="T12"/></text:p>
      <text:p text:style-name="P22"><text:span text:style-name="T13">c) Teclas numéricas agrupadas a la derecha</text:span><text:span text:style-name="T13"/></text:p>
      <text:p text:style-name="P22"><text:span text:style-name="T12">d) Teclas táctiles sensibles al tacto</text:span><text:span text:style-name="T12"/></text:p>
      <text:p text:style-name="P22"><text:span text:style-name="T12"/></text:p>
      <text:p text:style-name="P22"><text:span text:style-name="T12">¿Qué función realiza el botón central en un ratón de tres botones?</text:span><text:span text:style-name="T12"/></text:p>
      <text:p text:style-name="P22"><text:span text:style-name="T12">a) Hacer clic izquierdo</text:span><text:span text:style-name="T12"/></text:p>
      <text:p text:style-name="P22"><text:span text:style-name="T12">b) Hacer clic derecho</text:span><text:span text:style-name="T12"/></text:p>
      <text:p text:style-name="P22"><text:span text:style-name="T12">c) Desplazar el cursor</text:span><text:span text:style-name="T12"/></text:p>
      <text:p text:style-name="P22"><text:span text:style-name="T13">d) Función de la rueda de desplazamiento</text:span><text:span text:style-name="T13"/></text:p>
      <text:p text:style-name="P22"><text:span text:style-name="T12"/></text:p>
      <text:p text:style-name="P22"><text:span text:style-name="T12">¿Cuál es una ventaja de los teclados inalámbricos?</text:span><text:span text:style-name="T12"/></text:p>
      <text:p text:style-name="P25"><text:span text:style-name="T12">a) Mayor duración de la batería</text:span><text:span text:style-name="T12"/></text:p>
      <text:p text:style-name="P22"><text:span text:style-name="T12">b) Menor costo</text:span><text:span text:style-name="T12"/></text:p>
      <text:p text:style-name="P26"><text:span text:style-name="T12">c) Conexión más rápida</text:span><text:span text:style-name="T12"/></text:p>
      <text:p text:style-name="P22"><text:span text:style-name="T12">d) Mayor resistencia al desgaste</text:span><text:span text:style-name="T12"/></text:p>
      <text:p text:style-name="P22"><text:span text:style-name="T12"/></text:p>
      <text:p text:style-name="P22"><text:span text:style-name="T12">¿Qué característica es esencial en un teclado mecánico para juegos?</text:span><text:span text:style-name="T12"/></text:p>
      <text:p text:style-name="P22"><text:span text:style-name="T12">a) Teclas silenciosas</text:span><text:span text:style-name="T12"/></text:p>
      <text:p text:style-name="P25"><text:span text:style-name="T12">b) Teclas retroiluminadas</text:span><text:span text:style-name="T12"/></text:p>
      <text:p text:style-name="P26"><text:span text:style-name="T12">c) Retroceso táctil en cada pulsación</text:span><text:span text:style-name="T12"/></text:p>
      <text:p text:style-name="P22"><text:span text:style-name="T12">d) Teclas planas y compactas</text:span><text:span text:style-name="T12"/></text:p>
      <text:p text:style-name="P22"><text:span text:style-name="T12"/></text:p>
      <text:p text:style-name="P22"><text:span text:style-name="T12">¿Cuál es la principal función de un ratón con tecnología Bluetooth?</text:span><text:span text:style-name="T12"/></text:p>
      <text:p text:style-name="P22"><text:span text:style-name="T13">a) Conectar varios dispositivos a la vez</text:span><text:span text:style-name="T13"/></text:p>
      <text:p text:style-name="P22"><text:span text:style-name="T12">b) Mejorar la precisión del puntero</text:span><text:span text:style-name="T12"/></text:p>
      <text:p text:style-name="P22"><text:span text:style-name="T12">c) Eliminar la necesidad de pilas</text:span><text:span text:style-name="T12"/></text:p>
      <text:p text:style-name="P22"><text:span text:style-name="T12">d) Proporcionar retroalimentación háptica</text:span><text:span text:style-name="T12"/></text:p>
      <text:p text:style-name="P22"><text:span text:style-name="T12"/></text:p>
      <text:p text:style-name="P22"><text:span text:style-name="T12"/></text:p>
      <text:p text:style-name="P22"><text:soft-page-break/><text:span text:style-name="T12">¿Qué tipo de ratón utiliza una bola para detectar movimientos?</text:span><text:span text:style-name="T12"/></text:p>
      <text:p text:style-name="P22"><text:span text:style-name="T12">a) Óptico</text:span><text:span text:style-name="T12"/></text:p>
      <text:p text:style-name="P22"><text:span text:style-name="T12">b) Láser</text:span><text:span text:style-name="T12"/></text:p>
      <text:p text:style-name="P22"><text:span text:style-name="T13">c) Trackball</text:span><text:span text:style-name="T13"/></text:p>
      <text:p text:style-name="P22"><text:span text:style-name="T12">d) Inalámbrico</text:span><text:span text:style-name="T12"/></text:p>
      <text:p text:style-name="P22"><text:span text:style-name="T12"/></text:p>
      <text:p text:style-name="P22"><text:span text:style-name="T12">¿Qué característica es común en los teclados mecánicos lineales?</text:span><text:span text:style-name="T12"/></text:p>
      <text:p text:style-name="P22"><text:span text:style-name="T12">a) Retroalimentación táctil en cada pulsación</text:span><text:span text:style-name="T12"/></text:p>
      <text:p text:style-name="P22"><text:span text:style-name="T12">b) Ausencia de ruido al escribir</text:span><text:span text:style-name="T12"/></text:p>
      <text:p text:style-name="P22"><text:span text:style-name="T12">c) Teclas curvadas para mayor comodidad</text:span><text:span text:style-name="T12"/></text:p>
      <text:p text:style-name="P22"><text:span text:style-name="T13">d) Presión constante en todas las teclas</text:span><text:span text:style-name="T13"/></text:p>
      <text:p text:style-name="P22"><text:span text:style-name="T12"/></text:p>
      <text:p text:style-name="P22"><text:span text:style-name="T12">¿Cuál es una ventaja de un teclado con teclas multimedia?</text:span><text:span text:style-name="T12"/></text:p>
      <text:p text:style-name="P22"><text:span text:style-name="T12">a) Mayor durabilidad</text:span><text:span text:style-name="T12"/></text:p>
      <text:p text:style-name="P22"><text:span text:style-name="T13">b) Facilita el acceso rápido a funciones como reproducción de música y volumen</text:span><text:span text:style-name="T13"/></text:p>
      <text:p text:style-name="P22"><text:span text:style-name="T12">c) Teclas táctiles sensibles al tacto</text:span><text:span text:style-name="T12"/></text:p>
      <text:p text:style-name="P22"><text:span text:style-name="T12">d) Teclas retroiluminadas</text:span><text:span text:style-name="T12"/></text:p>
      <text:p text:style-name="P22"><text:span text:style-name="T12"/></text:p>
      <text:p text:style-name="P22"><text:span text:style-name="T12">¿Qué característica es típica de un ratón trackball?</text:span><text:span text:style-name="T12"/></text:p>
      <text:p text:style-name="P22"><text:span text:style-name="T12">a) Rueda de desplazamiento</text:span><text:span text:style-name="T12"/></text:p>
      <text:p text:style-name="P22"><text:span text:style-name="T13">b) Bola que se gira para controlar el cursor</text:span><text:span text:style-name="T13"/></text:p>
      <text:p text:style-name="P22"><text:span text:style-name="T12">c) Botones programables</text:span><text:span text:style-name="T12"/></text:p>
      <text:p text:style-name="P22"><text:span text:style-name="T12">d) Diseño ergonómico</text:span><text:span text:style-name="T12"/></text:p>
      <text:p text:style-name="P22"><text:span text:style-name="T12"/></text:p>
      <text:p text:style-name="P22"><text:span text:style-name="T12">¿Cuál de las siguientes opciones describe mejor un teclado inalámbrico?</text:span><text:span text:style-name="T12"/></text:p>
      <text:p text:style-name="P22"><text:span text:style-name="T12">a) Se conecta a través de un cable USB</text:span><text:span text:style-name="T12"/></text:p>
      <text:p text:style-name="P22"><text:span text:style-name="T13">b) Utiliza pilas o batería recargable</text:span><text:span text:style-name="T13"/></text:p>
      <text:p text:style-name="P22"><text:span text:style-name="T12">c) Teclas retroiluminadas</text:span><text:span text:style-name="T12"/></text:p>
      <text:p text:style-name="P22"><text:span text:style-name="T12">d) Diseño compacto</text:span><text:span text:style-name="T12"/></text:p>
      <text:p text:style-name="P22"><text:span text:style-name="T12"/></text:p>
      <text:p text:style-name="P22"><text:span text:style-name="T12">¿Cuál es una característica esencial en un ratón para diseño gráfico?</text:span><text:span text:style-name="T12"/></text:p>
      <text:p text:style-name="P22"><text:span text:style-name="T12">a) Botones programables</text:span><text:span text:style-name="T12"/></text:p>
      <text:p text:style-name="P22"><text:span text:style-name="T13">b) Alta sensibilidad</text:span><text:span text:style-name="T13"/></text:p>
      <text:p text:style-name="P22"><text:span text:style-name="T12">c) Función de rueda de desplazamiento</text:span><text:span text:style-name="T12"/></text:p>
      <text:p text:style-name="P22"><text:span text:style-name="T12">d) Diseño compacto</text:span><text:span text:style-name="T12"/></text:p>
      <text:p text:style-name="P22"><text:span text:style-name="T12"/></text:p>
      <text:p text:style-name="P22"><text:span text:style-name="T12">¿Qué función realiza un teclado táctil en lugar de teclas físicas?</text:span><text:span text:style-name="T12"/></text:p>
      <text:p text:style-name="P22"><text:span text:style-name="T12">a) Vibración háptica</text:span><text:span text:style-name="T12"/></text:p>
      <text:p text:style-name="P22"><text:span text:style-name="T12">b) Detección de movimientos</text:span><text:span text:style-name="T12"/></text:p>
      <text:p text:style-name="P22"><text:span text:style-name="T12">c) Reconocimiento de voz</text:span><text:span text:style-name="T12"/></text:p>
      <text:p text:style-name="P22"><text:span text:style-name="T13">d) Superficie sensible al tacto</text:span><text:span text:style-name="T13"/></text:p>
      <text:p text:style-name="P22"><text:span text:style-name="T12"/></text:p>
      <text:p text:style-name="P22"><text:span text:style-name="T12"/></text:p>
      <text:p text:style-name="P22"><text:span text:style-name="T12">¿Qué característica es común en un ratón inalámbrico?</text:span><text:span text:style-name="T12"/></text:p>
      <text:p text:style-name="P22"><text:span text:style-name="T12">a) Cable USB para la conexión</text:span><text:span text:style-name="T12"/></text:p>
      <text:p text:style-name="P22"><text:span text:style-name="T12">b) Bola para detectar movimientos</text:span><text:span text:style-name="T12"/></text:p>
      <text:p text:style-name="P22"><text:span text:style-name="T13">c) Utiliza pilas o batería recargable</text:span><text:span text:style-name="T13"/></text:p>
      <text:p text:style-name="P22"><text:span text:style-name="T12">d) Sin botones adicionales</text:span><text:span text:style-name="T12"/></text:p>
      <text:p text:style-name="P22"><text:span text:style-name="T12"/></text:p>
      <text:p text:style-name="P22"><text:span text:style-name="T12">¿Cuál de las siguientes opciones describe mejor un ratón ergonómico?</text:span><text:span text:style-name="T12"/></text:p>
      <text:p text:style-name="P22"><text:span text:style-name="T12">a) Diseño plano sin curvaturas</text:span><text:span text:style-name="T12"/></text:p>
      <text:p text:style-name="P22"><text:span text:style-name="T13">b) Diseño curvado para reducir la tensión</text:span><text:span text:style-name="T13"/></text:p>
      <text:p text:style-name="P22"><text:span text:style-name="T12">c) Sin botones laterales</text:span><text:span text:style-name="T12"/></text:p>
      <text:p text:style-name="P22"><text:span text:style-name="T12">d) Sensor de baja sensibilidad</text:span><text:span text:style-name="T12"/></text:p>
      <text:p text:style-name="P22"/>
      <text:p text:style-name="P28">¿Cuál es la normativa principal para la gestión de la seguridad y salud ocupacional en un taller de microinformática?</text:p>
      <text:p text:style-name="P27">a) ISO 9001</text:p>
      <text:p text:style-name="P27">b) ISO 14001</text:p>
      <text:p text:style-name="P27">c) OHSAS 18001</text:p>
      <text:p text:style-name="P27">d) Normativa EN 61010</text:p>
      <text:p text:style-name="P27"/>
      <text:p text:style-name="P27"/>
      <text:p text:style-name="P27"/>
      <text:p text:style-name="P27">¿Qué función realiza un botón lateral en un ratón gaming?</text:p>
      <text:p text:style-name="P27">a) Desplazamiento del cursor</text:p>
      <text:p text:style-name="P27">b) Hacer clic derecho</text:p>
      <text:p text:style-name="P13">c) Acciones programables para juegos</text:p>
      <text:p text:style-name="P27">d) Apagado del ratón</text:p>
      <text:p text:style-name="P27"/>
      <text:p text:style-name="P27">¿Cuál es una ventaja de un ratón con cable sobre uno inalámbrico?</text:p>
      <text:p text:style-name="P27">a) Mayor movilidad</text:p>
      <text:p text:style-name="P13">b) Menor interferencia electromagnética</text:p>
      <text:p text:style-name="P27">c) Necesidad de pilas o batería</text:p>
      <text:p text:style-name="P27">d) Menor costo</text:p>
      <text:p text:style-name="P27"/>
      <text:p text:style-name="P27">¿Qué característica es típica en un ratón con sensor láser?</text:p>
      <text:p text:style-name="P27">a) Menor precisión en superficies brillantes</text:p>
      <text:p text:style-name="P13">b) Mayor sensibilidad y precisión</text:p>
      <text:p text:style-name="P27">c) Necesita una alfombrilla especial</text:p>
      <text:p text:style-name="P27">d) Batería recargable</text:p>
      <text:p text:style-name="P27"/>
      <text:p text:style-name="P27">¿Cuál es la función principal de un ratón con botones programables?</text:p>
      <text:p text:style-name="P27">a) Desplazamiento del cursor</text:p>
      <text:p text:style-name="P13">b) Acciones personalizadas según el usuario</text:p>
      <text:p text:style-name="P27">c) Encendido y apagado del ratón</text:p>
      <text:p text:style-name="P27">d) Ajuste de la sensibilidad del puntero</text:p>
      <text:p text:style-name="P27"/>
      <text:p text:style-name="P27">¿Qué característica es esencial en un ratón para diseño gráfico?</text:p>
      <text:p text:style-name="P27">a) Sensor de baja sensibilidad</text:p>
      <text:p text:style-name="P27">b) Rueda de desplazamiento</text:p>
      <text:p text:style-name="P27">c) Sensor óptico</text:p>
      <text:p text:style-name="P13">d) Alta resolución DPI</text:p>
      <text:p text:style-name="P27"/>
      <text:p text:style-name="P27">¿Cuál de las siguientes opciones describe mejor un ratón vertical?</text:p>
      <text:p text:style-name="P27">a) Diseño plano sin curvaturas</text:p>
      <text:p text:style-name="P13">b) Diseño curvado para reducir la tensión</text:p>
      <text:p text:style-name="P27">c) Sin botones adicionales</text:p>
      <text:p text:style-name="P27">d) Cable retráctil</text:p>
      <text:p text:style-name="P27"/>
      <text:p text:style-name="P27">¿Qué función realiza un botón DPI en un ratón gaming?</text:p>
      <text:p text:style-name="P13">a) Ajusta la sensibilidad del puntero</text:p>
      <text:p text:style-name="P27">b) Encendido y apagado del ratón</text:p>
      <text:p text:style-name="P27">c) Desplazamiento del cursor</text:p>
      <text:p text:style-name="P27">d) Cambia el color de la iluminación LED</text:p>
      <text:p text:style-name="P27"/>
      <text:p text:style-name="P27">¿Cuál es una ventaja de un ratón con retroiluminación LED?</text:p>
      <text:p text:style-name="P27"><text:soft-page-break/>a) Mayor duración de la batería</text:p>
      <text:p text:style-name="P13">b) Facilita la visibilidad en entornos oscuros</text:p>
      <text:p text:style-name="P27">c) Menor costo</text:p>
      <text:p text:style-name="P27">d) Sin cables</text:p>
      <text:p text:style-name="P27"/>
      <text:p text:style-name="P27">¿Qué característica es común en un ratón con tecnología Bluetooth?</text:p>
      <text:p text:style-name="P27">a) Cable retráctil</text:p>
      <text:p text:style-name="P27">b) Sin botones adicionales</text:p>
      <text:p text:style-name="P13">c) Conexión inalámbrica</text:p>
      <text:p text:style-name="P27">d) Necesita una alfombrilla especial</text:p>
      <text:p text:style-name="P27"/>
      <text:p text:style-name="P27">¿Cuál de las siguientes opciones describe mejor un ratón trackball?</text:p>
      <text:p text:style-name="P27">a) Sensor de alta sensibilidad</text:p>
      <text:p text:style-name="P13">b) Bola que se gira para controlar el cursor</text:p>
      <text:p text:style-name="P27">c) Botones laterales programables</text:p>
      <text:p text:style-name="P27">d) Diseño plano</text:p>
      <text:p text:style-name="P27"/>
      <text:p text:style-name="P27">¿Qué función realiza un botón de avance en un ratón con botones adicionales?</text:p>
      <text:p text:style-name="P27">a) Desplazamiento del cursor hacia atrás</text:p>
      <text:p text:style-name="P27">b) Encendido y apagado del ratón</text:p>
      <text:p text:style-name="P27">c) Acciones programables para juegos</text:p>
      <text:p text:style-name="P13">d) Desplazamiento del cursor hacia adelante</text:p>
      <text:p text:style-name="P27"/>
      <text:p text:style-name="P27">¿Cuál es la función de un ratón con sensor óptico?</text:p>
      <text:p text:style-name="P27">a) Bola para detectar movimientos</text:p>
      <text:p text:style-name="P27">b) Mayor precisión en superficies brillantes</text:p>
      <text:p text:style-name="P27">c) Utiliza luz LED para detectar movimientos</text:p>
      <text:p text:style-name="P13">d) Mayor sensibilidad y precisión</text:p>
      <text:p text:style-name="P27"/>
      <text:p text:style-name="P27">¿Qué característica es típica en un ratón para ambidiestros?</text:p>
      <text:p text:style-name="P27">a) Diseño curvado para reducir la tensión</text:p>
      <text:p text:style-name="P27">b) Sin botones adicionales</text:p>
      <text:p text:style-name="P13">c) Diseño simétrico para uso con ambas manos</text:p>
      <text:p text:style-name="P27">d) Cable retráctil</text:p>
      <text:p text:style-name="P27"/>
      <text:p text:style-name="P27">¿Cuál es la función de un botón de clic silencioso en un ratón?</text:p>
      <text:p text:style-name="P27">a) Mayor sensibilidad del puntero</text:p>
      <text:p text:style-name="P13">b) Menos ruido al hacer clic</text:p>
      <text:p text:style-name="P27">c) Desplazamiento del cursor</text:p>
      <text:p text:style-name="P27">d) Ajuste de la resolución DPI</text:p>
      <text:p text:style-name="P27"/>
      <text:p text:style-name="P27">¿Cuál es una ventaja de un ratón con botones laterales?</text:p>
      <text:p text:style-name="P27">a) Menor costo</text:p>
      <text:p text:style-name="P27">b) Mayor duración de la batería</text:p>
      <text:p text:style-name="P13">c) Acceso rápido a funciones adicionales</text:p>
      <text:p text:style-name="P27">d) Diseño ergonómico</text:p>
      <text:p text:style-name="P27"/>
      <text:p text:style-name="P27">¿Qué función realiza un botón de retroceso en un ratón con botones adicionales?</text:p>
      <text:p text:style-name="P27">a) Desplazamiento del cursor hacia adelante</text:p>
      <text:p text:style-name="P27">b) Encendido y apagado del ratón</text:p>
      <text:p text:style-name="P27">c) Acciones programables para juegos</text:p>
      <text:p text:style-name="P13">d) Desplazamiento del cursor hacia atrás</text:p>
      <text:p text:style-name="P27"><text:soft-page-break/></text:p>
      <text:p text:style-name="P27">¿Cuál es la principal ventaja de un ratón con aceleración ajustable?</text:p>
      <text:p text:style-name="P27">a) Mayor duración de la batería</text:p>
      <text:p text:style-name="P13">b) Ajuste de la velocidad del puntero según el movimiento</text:p>
      <text:p text:style-name="P27">c) Mayor precisión en superficies brillantes</text:p>
      <text:p text:style-name="P27">d) Sin cables</text:p>
      <text:p text:style-name="Standard"/>
      <text:p text:style-name="P29"/>
      <text:p text:style-name="P29">¿Cuál es la normativa clave para la gestión ambiental en un taller de microinformática?</text:p>
      <text:p text:style-name="P29">a) ISO 9001</text:p>
      <text:p text:style-name="P29">b) ISO 27001</text:p>
      <text:p text:style-name="P16">c) ISO 14001</text:p>
      <text:p text:style-name="P29">d) Normativa EN 61010</text:p>
      <text:p text:style-name="P29"/>
      <text:p text:style-name="P29">¿Qué característica es común en un ratón con memoria integrada?</text:p>
      <text:p text:style-name="P29">a) Mayor sensibilidad del puntero</text:p>
      <text:p text:style-name="P16">b) Almacenamiento de configuraciones personalizadas</text:p>
      <text:p text:style-name="P29">c) Diseño simétrico para uso con ambas manos</text:p>
      <text:p text:style-name="P29">d) Rueda de desplazamiento</text:p>
      <text:p text:style-name="P29"/>
      <text:p text:style-name="P29">¿Cuál es la función de un botón de clic doble en un ratón?</text:p>
      <text:p text:style-name="P29">a) Mayor sensibilidad del puntero</text:p>
      <text:p text:style-name="P16">b) Realiza dos clics con una sola pulsación</text:p>
      <text:p text:style-name="P29">c) Desplazamiento del cursor</text:p>
      <text:p text:style-name="P29">d) Ajuste de la resolución DPI</text:p>
      <text:p text:style-name="P29"/>
      <text:p text:style-name="P29">¿Cuál de las siguientes opciones describe mejor un ratón con función de carga inalámbrica?</text:p>
      <text:p text:style-name="P16">a) Utiliza pilas o batería recargable</text:p>
      <text:p text:style-name="P29">b) Sin botones adicionales</text:p>
      <text:p text:style-name="P29">c) Diseño simétrico</text:p>
      <text:p text:style-name="P29">d) Cable USB para la conexión</text:p>
      <text:p text:style-name="P29"/>
      <text:p text:style-name="P29">¿Qué característica es común en un ratón con diseño antiestrés?</text:p>
      <text:p text:style-name="P29">a) Botones programables</text:p>
      <text:p text:style-name="P29">b) Bola para detectar movimientos</text:p>
      <text:p text:style-name="P16">c) Superficie de goma para un agarre cómodo</text:p>
      <text:p text:style-name="P29">d) Sin retroiluminación LED</text:p>
      <text:p text:style-name="P29"/>
      <text:p text:style-name="P29">¿Cuál es la función principal de un ratón con ajuste de peso?</text:p>
      <text:p text:style-name="P29">a) Mayor duración de la batería</text:p>
      <text:p text:style-name="P29">b) Ajuste de la sensibilidad del puntero</text:p>
      <text:p text:style-name="P16">c) Mayor peso para mayor estabilidad</text:p>
      <text:p text:style-name="P29">d) Sin botones laterales</text:p>
      <text:p text:style-name="P29"/>
      <text:p text:style-name="P29">¿Qué característica es típica en un ratón con tecnología de carga rápida?</text:p>
      <text:p text:style-name="P29">a) Mayor duración de la batería</text:p>
      <text:p text:style-name="P29">b) Ajuste de la velocidad del puntero</text:p>
      <text:p text:style-name="P16">c) Recarga rápida de la batería</text:p>
      <text:p text:style-name="P29">d) Sin retroiluminación LED</text:p>
      <text:p text:style-name="P29"/>
      <text:p text:style-name="P29"/>
      <text:p text:style-name="P29">¿Cuál es la principal función de una webcam?</text:p>
      <text:p text:style-name="P29"><text:soft-page-break/>a) Capturar imágenes fijas</text:p>
      <text:p text:style-name="P29">b) Grabar videos en alta definición</text:p>
      <text:p text:style-name="P16">c) Transmitir video en tiempo real a través de internet</text:p>
      <text:p text:style-name="P29">d) Imprimir fotografías</text:p>
      <text:p text:style-name="P29"/>
      <text:p text:style-name="P29">¿Qué característica es típica en una webcam con enfoque automático?</text:p>
      <text:p text:style-name="P29">a) Necesidad de ajustar manualmente el enfoque</text:p>
      <text:p text:style-name="P29">b) Enfoque fijo</text:p>
      <text:p text:style-name="P16">c) Ajuste automático de la nitidez</text:p>
      <text:p text:style-name="P29">d) Solo graba videos, no captura imágenes fijas</text:p>
      <text:p text:style-name="P29"/>
      <text:p text:style-name="P29">¿Cuál de las siguientes opciones describe mejor una cámara digital compacta?</text:p>
      <text:p text:style-name="P29">a) Diseño grande y pesado</text:p>
      <text:p text:style-name="P29">b) Lentes intercambiables</text:p>
      <text:p text:style-name="P16">c) Pequeño tamaño y fácil de llevar</text:p>
      <text:p text:style-name="P29">d) Uso exclusivo para grabación de video</text:p>
      <text:p text:style-name="P29"/>
      <text:p text:style-name="P29">¿Qué función realiza una cámara digital con estabilización de imagen?</text:p>
      <text:p text:style-name="P29">a) Captura de imágenes en blanco y negro</text:p>
      <text:p text:style-name="P16">b) Reducción de vibraciones para imágenes más nítidas</text:p>
      <text:p text:style-name="P29">c) Grabación de videos en cámara lenta</text:p>
      <text:p text:style-name="P29">d) Ajuste automático de la exposición</text:p>
      <text:p text:style-name="P29"/>
      <text:p text:style-name="P29">¿Cuál es la ventaja de una cámara digital sin espejo sobre una réflex?</text:p>
      <text:p text:style-name="P29">a) Mayor tamaño y peso</text:p>
      <text:p text:style-name="P29">b) Menor calidad de imagen</text:p>
      <text:p text:style-name="P16">c) Ausencia de espejo y visor óptico</text:p>
      <text:p text:style-name="P29">d) Lentes fijas sin posibilidad de intercambio</text:p>
      <text:p text:style-name="P29"/>
      <text:p text:style-name="P29">¿Qué característica es común en una cámara digital con zoom óptico?</text:p>
      <text:p text:style-name="P29">a) Utiliza software para simular el zoom</text:p>
      <text:p text:style-name="P29">b) Ajuste digital de la imagen</text:p>
      <text:p text:style-name="P29">c) Cambio de lentes para zoom</text:p>
      <text:p text:style-name="P16">d) Utiliza lentes para acercar la imagen</text:p>
      <text:p text:style-name="P16"/>
      <text:p text:style-name="P29">¿Cuál es la función de una cámara digital con detección de rostros?</text:p>
      <text:p text:style-name="P29">a) Captura de imágenes en blanco y negro</text:p>
      <text:p text:style-name="P29">b) Ajuste automático de la exposición</text:p>
      <text:p text:style-name="P16">c) Detección de rostros para un enfoque preciso</text:p>
      <text:p text:style-name="P29">d) Uso exclusivo para grabación de video</text:p>
      <text:p text:style-name="P29"/>
      <text:p text:style-name="P29">¿Qué característica es esencial en una webcam con micrófono incorporado?</text:p>
      <text:p text:style-name="P29">a) Grabación de video en alta definición</text:p>
      <text:p text:style-name="P16">b) Transmisión de audio junto con el video</text:p>
      <text:p text:style-name="P29">c) Necesidad de micrófono externo</text:p>
      <text:p text:style-name="P29">d) Uso exclusivo para captura de imágenes fijas</text:p>
      <text:p text:style-name="P29"/>
      <text:p text:style-name="P29">¿Cuál de las siguientes opciones describe mejor una cámara réflex digital?</text:p>
      <text:p text:style-name="P29">a) Diseño compacto y liviano</text:p>
      <text:p text:style-name="P29">b) Lentes fijas sin posibilidad de intercambio</text:p>
      <text:p text:style-name="P16">c) Visor óptico y espejo móvil</text:p>
      <text:p text:style-name="P29">d) Uso exclusivo para grabación de video</text:p>
      <text:p text:style-name="P29"><text:soft-page-break/></text:p>
      <text:p text:style-name="P29">¿Cuál es la función principal de una cámara de acción?</text:p>
      <text:p text:style-name="P29">a) Captura de imágenes en blanco y negro</text:p>
      <text:p text:style-name="P16">b) Grabación de videos en calidad extrema</text:p>
      <text:p text:style-name="P29">c) Fotografía de larga exposición</text:p>
      <text:p text:style-name="P29">d) Uso exclusivo para transmisión en vivo</text:p>
      <text:p text:style-name="P29"/>
      <text:p text:style-name="P29">¿Qué característica es típica en una cámara digital con modo de escena?</text:p>
      <text:p text:style-name="P16">a) Ajuste automático de la exposición</text:p>
      <text:p text:style-name="P29">b) Grabación de videos en cámara lenta</text:p>
      <text:p text:style-name="P29">c) Cambio de lentes para zoom</text:p>
      <text:p text:style-name="P29">d) Uso exclusivo para captura de imágenes fijas</text:p>
      <text:p text:style-name="P29"/>
      <text:p text:style-name="P30"/>
      <text:p text:style-name="P30"/>
      <text:p text:style-name="P30">¿Qué función realiza una cámara de acción con resistencia a golpes?</text:p>
      <text:p text:style-name="P30">a) Detección de movimiento y envío de alertas</text:p>
      <text:p text:style-name="P30">b) Grabación de videos en calidad extrema</text:p>
      <text:p text:style-name="P30">c) Registro de imágenes en condiciones de baja iluminación</text:p>
      <text:p text:style-name="P17">d) Mayor resistencia a impactos físicos</text:p>
      <text:p text:style-name="P30"/>
      <text:p text:style-name="P31"/>
      <text:p text:style-name="P31">¿Qué normativa regula las condiciones de ventilación en un taller de microinformática?</text:p>
      <text:p text:style-name="P31">a) ISO 9001</text:p>
      <text:p text:style-name="P31">b) <text:span text:style-name="T11">OHSAS 18001</text:span></text:p>
      <text:p text:style-name="P31">c) Normativa EN 12464-1</text:p>
      <text:p text:style-name="P31">d) Normativa UNE-EN 3382</text:p>
      <text:p text:style-name="P31"/>
      <text:p text:style-name="P30">¿Cuál es la principal función de unos auriculares inalámbricos?</text:p>
      <text:p text:style-name="P30">a) Conexión mediante cable USB</text:p>
      <text:p text:style-name="P30">b) <text:span text:style-name="T11">Proporcionar sonido sin necesidad de cables</text:span></text:p>
      <text:p text:style-name="P30">c) Exclusivamente para llamadas telefónicas</text:p>
      <text:p text:style-name="P30">d) Cancelación activa de ruido</text:p>
      <text:p text:style-name="P30"/>
      <text:p text:style-name="P30">¿Qué característica es común en unos auriculares con cancelación de ruido?</text:p>
      <text:p text:style-name="P30">a) Mayor duración de la batería</text:p>
      <text:p text:style-name="P30">b) <text:span text:style-name="T11">Reducción de ruido ambiental</text:span></text:p>
      <text:p text:style-name="P30">c) Cable largo para mayor alcance</text:p>
      <text:p text:style-name="P30">d) Diseño compacto</text:p>
      <text:p text:style-name="P30"/>
      <text:p text:style-name="P30">¿Cuál es la ventaja de unos auriculares con micrófono incorporado?</text:p>
      <text:p text:style-name="P30">a) Mayor calidad de sonido</text:p>
      <text:p text:style-name="P30">b) <text:span text:style-name="T11">Facilita las llamadas telefónicas y videoconferencias</text:span></text:p>
      <text:p text:style-name="P30">c) Ausencia de cables</text:p>
      <text:p text:style-name="P32">d) Diseño ligero</text:p>
      <text:p text:style-name="P32"/>
      <text:p text:style-name="P32">¿Qué función realiza un micrófono de condensador en comparación con uno dinámico?</text:p>
      <text:p text:style-name="P32">a) Mayor resistencia a golpes</text:p>
      <text:p text:style-name="P32">b) <text:span text:style-name="T11">Captura de sonidos más sutiles y detallados</text:span></text:p>
      <text:p text:style-name="P32">c) Menor sensibilidad a la vibración</text:p>
      <text:p text:style-name="P32">d) Mejor respuesta a altos niveles de presión sonora</text:p>
      <text:p text:style-name="P32"/>
      <text:p text:style-name="P32"><text:soft-page-break/>¿Cuál es la principal función de un micrófono USB?</text:p>
      <text:p text:style-name="P32">a) Mayor sensibilidad en la captura de sonido</text:p>
      <text:p text:style-name="P32">b) <text:span text:style-name="T11">Conexión directa a puertos USB sin necesidad de interfaz de audio</text:span></text:p>
      <text:p text:style-name="P32">c) Cancelación de ruido ambiente</text:p>
      <text:p text:style-name="P32">d) Utilización exclusiva en estudios profesionales</text:p>
      <text:p text:style-name="P32"/>
      <text:p text:style-name="P32">¿Qué característica es común en un micrófono de solapa?</text:p>
      <text:p text:style-name="P32">a) Cable largo para mayor alcance</text:p>
      <text:p text:style-name="P32">b) <text:span text:style-name="T11">Micrófono compacto y discreto</text:span></text:p>
      <text:p text:style-name="P32">c) Cancelación activa de ruido</text:p>
      <text:p text:style-name="P32">d) Exclusivamente para grabación de voz</text:p>
      <text:p text:style-name="P32"/>
      <text:p text:style-name="P32">¿Cuál es la función principal de unos altavoces Bluetooth?</text:p>
      <text:p text:style-name="P32">a) Transmitir señal de audio mediante cables</text:p>
      <text:p text:style-name="P32">b) Conexión directa a la corriente eléctrica</text:p>
      <text:p text:style-name="P32">c) <text:span text:style-name="T11">Reproducir sonido de forma inalámbrica desde dispositivos compatibles</text:span></text:p>
      <text:p text:style-name="P32">d) Exclusivamente para uso en exteriores</text:p>
      <text:p text:style-name="P32"/>
      <text:p text:style-name="P32">¿Qué característica es típica en altavoces con subwoofer?</text:p>
      <text:p text:style-name="P32">a) Mayor claridad en tonos agudos</text:p>
      <text:p text:style-name="P32">b) <text:span text:style-name="T11">Reproducción de frecuencias graves más potentes</text:span></text:p>
      <text:p text:style-name="P32">c) Diseño compacto y portátil</text:p>
      <text:p text:style-name="P32">d) Exclusivamente para reproducción de música clásica</text:p>
      <text:p text:style-name="P32"/>
      <text:p text:style-name="P32">¿Cuál es la ventaja de unos altavoces con puerto USB?</text:p>
      <text:p text:style-name="P32">a) Mayor potencia de salida</text:p>
      <text:p text:style-name="P32">b) <text:span text:style-name="T11">Conexión directa a dispositivos USB sin necesidad de energía adicional</text:span></text:p>
      <text:p text:style-name="P32">c) Cancelación activa de ruido</text:p>
      <text:p text:style-name="P32">d) Diseño exclusivo para uso en estudios de grabación</text:p>
      <text:p text:style-name="P32"/>
      <text:p text:style-name="P32">¿Qué función realiza una tarjeta de sonido externa en comparación con una interna?</text:p>
      <text:p text:style-name="P32">a) Proporciona salida de sonido de mayor calidad</text:p>
      <text:p text:style-name="P32">b) Se conecta mediante ranuras PCIe en la placa madre</text:p>
      <text:p text:style-name="P32">c) <text:span text:style-name="T11">Permite conectar más dispositivos de audio</text:span></text:p>
      <text:p text:style-name="P32">d) Facilita la conexión de auriculares y micrófonos</text:p>
      <text:p text:style-name="P32"/>
      <text:p text:style-name="P32">¿Cuál es la principal función de una tarjeta de sonido integrada en una placa madre?</text:p>
      <text:p text:style-name="P14">a) Proporcionar salida de sonido de alta calidad</text:p>
      <text:p text:style-name="P32">b) Conexión mediante puerto USB</text:p>
      <text:p text:style-name="P32">c) Cancelación activa de ruido</text:p>
      <text:p text:style-name="P8">d) Permitir la conexión de múltiples micrófonos</text:p>
      <text:p text:style-name="P32"/>
      <text:p text:style-name="P32">¿Qué característica es común en una tarjeta de sonido con soporte para sonido envolvente?</text:p>
      <text:p text:style-name="P32">a) Salida de audio en mono</text:p>
      <text:p text:style-name="P32">b) <text:span text:style-name="T11">Reproducción de sonido tridimensional</text:span></text:p>
      <text:p text:style-name="P32">c) Exclusivamente para uso en estudios de grabación</text:p>
      <text:p text:style-name="P32">d) <text:span text:style-name="T14">Conexión exclusiva a altavoces externos</text:span></text:p>
      <text:p text:style-name="P32"/>
      <text:p text:style-name="P32">¿Cuál es la ventaja de una tarjeta de sonido con amplificador integrado?</text:p>
      <text:p text:style-name="P32">a) Mayor duración de la batería</text:p>
      <text:p text:style-name="P32">b) <text:span text:style-name="T11">Potencia de salida de audio más alta</text:span></text:p>
      <text:p text:style-name="P32">c) Conexión mediante cables coaxiales</text:p>
      <text:p text:style-name="P32"><text:soft-page-break/>d) Exclusivamente para uso en grabación de voz</text:p>
      <text:p text:style-name="P32"/>
      <text:p text:style-name="P32">¿Qué función realiza un micrófono de mano en comparación con uno de solapa?</text:p>
      <text:p text:style-name="P32">a) Mayor sensibilidad en la captura de sonido</text:p>
      <text:p text:style-name="P32">b) <text:span text:style-name="T11">Mayor resistencia a la interferencia electromagnética</text:span></text:p>
      <text:p text:style-name="P32">c) Diseño compacto y discreto</text:p>
      <text:p text:style-name="P32">d) Uso exclusivo para presentaciones en vivo</text:p>
      <text:p text:style-name="P32"/>
      <text:p text:style-name="P32">¿Cuál es la principal función de unos auriculares con sonido envolvente?</text:p>
      <text:p text:style-name="P32">a) Reducción de ruido ambiental</text:p>
      <text:p text:style-name="P32">b)<text:span text:style-name="T11"> Proporcionar una experiencia auditiva tridimensional</text:span></text:p>
      <text:p text:style-name="P32">c) Exclusivamente para uso en estudios de grabación</text:p>
      <text:p text:style-name="P32">d) Facilitar llamadas telefónicas</text:p>
      <text:p text:style-name="P32"/>
      <text:p text:style-name="P32">¿Qué característica es común en unos auriculares con diadema ajustable?</text:p>
      <text:p text:style-name="P32">a) Diseño compacto y plegable</text:p>
      <text:p text:style-name="P32">b) Cancelación activa de ruido</text:p>
      <text:p text:style-name="P32">c) <text:span text:style-name="T11">Diadema que se ajusta a diferentes tamaños de cabeza</text:span></text:p>
      <text:p text:style-name="P32">d) Exclusivamente para uso deportivo</text:p>
      <text:p text:style-name="P32"/>
      <text:p text:style-name="P32">¿Cuál es la ventaja de un altavoz con conectividad NFC?</text:p>
      <text:p text:style-name="P32">a) Mayor duración de la batería</text:p>
      <text:p text:style-name="P32">b) <text:span text:style-name="T11">Conexión inalámbrica mediante Bluetooth</text:span></text:p>
      <text:p text:style-name="P32">c) Reproducción de sonido tridimensional</text:p>
      <text:p text:style-name="P32">d) Necesidad de cables para la conexión</text:p>
      <text:p text:style-name="P32"/>
      <text:p text:style-name="P32">¿Qué función realiza un micrófono USB en comparación con uno analógico?</text:p>
      <text:p text:style-name="P32">a) Mayor calidad de sonido</text:p>
      <text:p text:style-name="P32">b) Necesidad de interfaz de audio adicional</text:p>
      <text:p text:style-name="P32">c) <text:span text:style-name="T11">Conexión directa a puertos USB sin necesidad de energía adicional</text:span></text:p>
      <text:p text:style-name="P32">d) Resistencia a interferencias electromagnéticas</text:p>
      <text:p text:style-name="P32"/>
      <text:p text:style-name="P32">¿Cuál es la principal función de unos altavoces de estudio?</text:p>
      <text:p text:style-name="P32">a) Proporcionar sonido envolvente</text:p>
      <text:p text:style-name="P32">b) <text:span text:style-name="T11">Reproducción precisa y plana del sonido</text:span></text:p>
      <text:p text:style-name="P32">c) Uso exclusivo para grabación de voz</text:p>
      <text:p text:style-name="P32">d) Cancelación activa de ruido</text:p>
      <text:p text:style-name="P32"/>
      <text:p text:style-name="P32">¿Qué característica es típica en unos auriculares con sistema de sujeción over-ear?</text:p>
      <text:p text:style-name="P32">a) Diseño compacto y plegable</text:p>
      <text:p text:style-name="P32">b) Cancelación activa de ruido</text:p>
      <text:p text:style-name="P32">c) <text:span text:style-name="T11">Almohadillas que cubren completamente las orejas</text:span></text:p>
      <text:p text:style-name="P32">d) Exclusivamente para uso deportivo</text:p>
      <text:p text:style-name="P32"/>
      <text:p text:style-name="P33"/>
      <text:p text:style-name="P33">¿Qué normativa regula las condiciones de iluminación en un taller de microinformática?</text:p>
      <text:p text:style-name="P33">a) ISO 9001</text:p>
      <text:p text:style-name="P33">b) OHSAS 18001</text:p>
      <text:p text:style-name="P33">c) ISO 14001</text:p>
      <text:p text:style-name="P18">d) Normativa UNE-EN 12464-1</text:p>
      <text:p text:style-name="P33"/>
      <text:p text:style-name="P33">¿Cuál es la ventaja de un altavoz con conectividad NFC?</text:p>
      <text:p text:style-name="P33"><text:soft-page-break/>a) Mayor duración de la batería</text:p>
      <text:p text:style-name="P18">b) Conexión inalámbrica mediante Bluetooth</text:p>
      <text:p text:style-name="P33">c) Reproducción de sonido tridimensional</text:p>
      <text:p text:style-name="P33">d) Necesidad de cables para la conexión</text:p>
      <text:p text:style-name="P33"/>
      <text:p text:style-name="P33">¿Qué función realiza un micrófono USB en comparación con uno analógico?</text:p>
      <text:p text:style-name="P33">a) Mayor calidad de sonido</text:p>
      <text:p text:style-name="P33">b) Necesidad de interfaz de audio adicional</text:p>
      <text:p text:style-name="P18">c) Conexión directa a puertos USB sin necesidad de energía adicional</text:p>
      <text:p text:style-name="P33">d) Resistencia a interferencias electromagnéticas</text:p>
      <text:p text:style-name="P33"/>
      <text:p text:style-name="P33">¿Cuál es la principal función de unos altavoces de estudio?</text:p>
      <text:p text:style-name="P33">a) Proporcionar sonido envolvente</text:p>
      <text:p text:style-name="P18">b) Reproducción precisa y plana del sonido</text:p>
      <text:p text:style-name="P33">c) Uso exclusivo para grabación de voz</text:p>
      <text:p text:style-name="P33">d) Cancelación activa de ruido</text:p>
      <text:p text:style-name="P33"/>
      <text:p text:style-name="P33">¿Qué característica es típica en unos auriculares con sistema de sujeción over-ear?</text:p>
      <text:p text:style-name="P33">a) Diseño compacto y plegable</text:p>
      <text:p text:style-name="P33">b) Cancelación activa de ruido</text:p>
      <text:p text:style-name="P18">c) Almohadillas que cubren completamente las orejas</text:p>
      <text:p text:style-name="P33">d) Exclusivamente para uso deportivo</text:p>
      <text:p text:style-name="P33"/>
      <text:p text:style-name="P33"/>
      <text:p text:style-name="P33">¿Cuál es la función principal de un router en una red de comunicación?</text:p>
      <text:p text:style-name="P33">a) Conectar dispositivos a través de cables Ethernet</text:p>
      <text:p text:style-name="P18">b) Proporcionar acceso a internet y gestionar el tráfico de red</text:p>
      <text:p text:style-name="P33">c) Conectar dispositivos mediante tecnología Bluetooth</text:p>
      <text:p text:style-name="P33">d) Exclusivamente para llamadas telefónicas</text:p>
      <text:p text:style-name="P33"/>
      <text:p text:style-name="P33">¿Qué característica es común en un módem?</text:p>
      <text:p text:style-name="P9">a) Funcionamiento como punto de acceso Wi-Fi</text:p>
      <text:p text:style-name="P15">b) Conversión de señales analógicas a digitales y viceversa</text:p>
      <text:p text:style-name="P33">c) Conexión de dispositivos mediante USB</text:p>
      <text:p text:style-name="P33">d) Exclusivamente para transmisión de datos por cable coaxial</text:p>
      <text:p text:style-name="P33"/>
      <text:p text:style-name="P33">¿Cuál es la ventaja de un adaptador de red inalámbrica (Wi-Fi)?</text:p>
      <text:p text:style-name="P33">a) Necesidad de cables para la conexión</text:p>
      <text:p text:style-name="P33">b) Conexión directa a la corriente eléctrica</text:p>
      <text:p text:style-name="P33">c) Posibilidad de conexión a través de redes celulares</text:p>
      <text:p text:style-name="P18">d) Mayor velocidad de transferencia de datos que el cable Ethernet</text:p>
      <text:p text:style-name="P33"/>
      <text:p text:style-name="P33"/>
      <text:p text:style-name="P33"/>
      <text:p text:style-name="P33">¿Qué función realiza un repetidor Wi-Fi en una red de comunicación?</text:p>
      <text:p text:style-name="P33">a) Conectar dispositivos mediante cables Ethernet</text:p>
      <text:p text:style-name="P18">b) Ampliar la cobertura de una red inalámbrica</text:p>
      <text:p text:style-name="P33">c) Conectar dispositivos a través de puertos USB</text:p>
      <text:p text:style-name="P33">d) Exclusivamente para conexiones Bluetooth</text:p>
      <text:p text:style-name="P33"/>
      <text:p text:style-name="P33">¿Cuál es la principal función de un switch en una red local?</text:p>
      <text:p text:style-name="P33">a) Gestionar el tráfico de red y proporcionar acceso a internet</text:p>
      <text:p text:style-name="P9"><text:soft-page-break/>b) Conectar dispositivos inalámbricos mediante Wi-Fi</text:p>
      <text:p text:style-name="P33">c) Enviar señales analógicas a través de cables coaxiales</text:p>
      <text:p text:style-name="P15">d) Conectar dispositivos a través de cables Ethernet</text:p>
      <text:p text:style-name="P33"/>
      <text:p text:style-name="P33">¿Qué característica es común en un hub de red?</text:p>
      <text:p text:style-name="P33">a) Ampliar la cobertura de una red inalámbrica</text:p>
      <text:p text:style-name="P33">b) Gestionar el tráfico de red y proporcionar acceso a internet</text:p>
      <text:p text:style-name="P33">c) Conectar dispositivos a través de puertos USB</text:p>
      <text:p text:style-name="P18">d) Reenviar datos a todos los dispositivos en la red sin distinción</text:p>
      <text:p text:style-name="P18"/>
      <text:p text:style-name="P33">¿Cuál es la ventaja de una antena externa en un router inalámbrico?</text:p>
      <text:p text:style-name="P33">a) Menor alcance de la señal Wi-Fi</text:p>
      <text:p text:style-name="P18">b) Reducción de interferencias electromagnéticas</text:p>
      <text:p text:style-name="P33">c) Necesidad de cables para la conexión</text:p>
      <text:p text:style-name="P33">d) Exclusivamente para conexiones Bluetooth</text:p>
      <text:p text:style-name="P33"/>
      <text:p text:style-name="P33">¿Qué función realiza un teléfono IP en una red de comunicación?</text:p>
      <text:p text:style-name="P33">a) Transmisión de datos por cable coaxial</text:p>
      <text:p text:style-name="P18">b) Conversión de señales analógicas a digitales para realizar llamadas sobre internet</text:p>
      <text:p text:style-name="P33">c) Conexión de dispositivos inalámbricos mediante Wi-Fi</text:p>
      <text:p text:style-name="P33">d) Exclusivamente para llamadas telefónicas tradicionales</text:p>
      <text:p text:style-name="P33"/>
      <text:p text:style-name="P33">¿Cuál es la principal función de una tarjeta de red en una computadora?</text:p>
      <text:p text:style-name="P18">a) Gestionar el tráfico de red y proporcionar acceso a internet</text:p>
      <text:p text:style-name="P33">b) Conectar dispositivos inalámbricos mediante Wi-Fi</text:p>
      <text:p text:style-name="P33">c) Facilitar la conexión a través de cables Ethernet</text:p>
      <text:p text:style-name="P33">d) Exclusivamente para conexiones Bluetooth</text:p>
      <text:p text:style-name="P33"/>
      <text:p text:style-name="P33">¿Qué característica es común en un adaptador Bluetooth?</text:p>
      <text:p text:style-name="P33">a) Necesidad de cables para la conexión</text:p>
      <text:p text:style-name="P33">b) Conexión directa a la corriente eléctrica</text:p>
      <text:p text:style-name="P18">c) Permite la comunicación inalámbrica entre dispositivos</text:p>
      <text:p text:style-name="P33">d) Exclusivamente para conexiones Wi-Fi</text:p>
      <text:p text:style-name="P33"/>
      <text:p text:style-name="P33">¿Cuál es la ventaja de una tarjeta SIM en dispositivos de comunicación móvil?</text:p>
      <text:p text:style-name="P33">a) Mayor velocidad de transferencia de datos</text:p>
      <text:p text:style-name="P15">b) Posibilidad de realizar llamadas telefónicas</text:p>
      <text:p text:style-name="P9">c) Mayor capacidad de almacenamiento</text:p>
      <text:p text:style-name="P33">d) Necesidad de cables para la conexión</text:p>
      <text:p text:style-name="P33"/>
      <text:p text:style-name="P33"/>
      <text:p text:style-name="P33"/>
      <text:p text:style-name="P33"/>
      <text:p text:style-name="P33"/>
      <text:p text:style-name="P33">¿Qué función realiza un adaptador de red PLC?</text:p>
      <text:p text:style-name="P33">a) Conectar dispositivos mediante cables Ethernet</text:p>
      <text:p text:style-name="P33">b) Ampliar la cobertura de una red inalámbrica</text:p>
      <text:p text:style-name="P18">c) Utilizar la red eléctrica para transmitir datos</text:p>
      <text:p text:style-name="P33">d) Exclusivamente para conexiones Bluetooth</text:p>
      <text:p text:style-name="P33"/>
      <text:p text:style-name="P33">¿Cuál es la principal función de una cámara de vigilancia IP en una red de comunicación?</text:p>
      <text:p text:style-name="P33">a) Transmisión de datos por cable coaxial</text:p>
      <text:p text:style-name="P33"><text:soft-page-break/>b) Grabación de videos en calidad extrema</text:p>
      <text:p text:style-name="P18">c) Monitorización y transmisión de video a través de internet</text:p>
      <text:p text:style-name="P33">d) Conexión de dispositivos inalámbricos mediante Wi-Fi</text:p>
      <text:p text:style-name="P33"><text:line-break/><text:span text:style-name="T15">¿Cuál es la normativa principal en el espacio de trabajo de un taller de microinformática relacionada con la seguridad eléctrica?</text:span></text:p>
      <text:p text:style-name="P22">a) ISO 9001</text:p>
      <text:p text:style-name="P22">b) ISO 14001</text:p>
      <text:p text:style-name="P22">c) ISO 27001</text:p>
      <text:p text:style-name="P22"><text:span text:style-name="T11">d) Normativa EN 61010</text:span><text:span text:style-name="T11"/></text:p>
      <text:p text:style-name="P22"/>
      <text:p text:style-name="P22">¿Cuál es la principal función de una tarjeta de red en una computadora?</text:p>
      <text:p text:style-name="P22">a) Gestionar el tráfico de red y proporcionar acceso a internet</text:p>
      <text:p text:style-name="P22"><text:span text:style-name="T11">b) Conectar dispositivos inalámbricos mediante Wi-Fi</text:span><text:span text:style-name="T11"/></text:p>
      <text:p text:style-name="P22"><text:span text:style-name="T11">c) Facilitar la conexión a través de cables Ethernet</text:span><text:span text:style-name="T11"/></text:p>
      <text:p text:style-name="P22">d) Exclusivamente para conexiones Bluetooth</text:p>
      <text:p text:style-name="P22"/>
      <text:p text:style-name="P22">¿Qué característica es común en un adaptador Bluetooth?</text:p>
      <text:p text:style-name="P22">a) Necesidad de cables para la conexión</text:p>
      <text:p text:style-name="P22">b) Conexión directa a la corriente eléctrica</text:p>
      <text:p text:style-name="P22"><text:span text:style-name="T11">c) Permite la comunicación inalámbrica entre dispositivos</text:span><text:span text:style-name="T11"/></text:p>
      <text:p text:style-name="P22">d) Exclusivamente para conexiones Wi-Fi</text:p>
      <text:p text:style-name="P22"/>
      <text:p text:style-name="P22">¿Cuál es la ventaja de una tarjeta SIM en dispositivos de comunicación móvil?</text:p>
      <text:p text:style-name="P22">a) Mayor velocidad de transferencia de datos</text:p>
      <text:p text:style-name="P22"><text:span text:style-name="T11">b) Posibilidad de realizar llamadas telefónicas</text:span><text:span text:style-name="T11"/></text:p>
      <text:p text:style-name="P22">c) Mayor capacidad de almacenamiento</text:p>
      <text:p text:style-name="P22">d) Necesidad de cables para la conexión</text:p>
      <text:p text:style-name="P22"/>
      <text:p text:style-name="P22">¿Qué función realiza un adaptador de red PLC?</text:p>
      <text:p text:style-name="P22">a) Conectar dispositivos mediante cables Ethernet</text:p>
      <text:p text:style-name="P22">b) Ampliar la cobertura de una red inalámbrica</text:p>
      <text:p text:style-name="P22"><text:span text:style-name="T11">c) Utilizar la red eléctrica para transmitir datos</text:span><text:span text:style-name="T11"/></text:p>
      <text:p text:style-name="P22">d) Exclusivamente para conexiones Bluetooth</text:p>
      <text:p text:style-name="P22"/>
      <text:p text:style-name="P22">¿Cuál es la principal función de una cámara de vigilancia IP en una red de comunicación?</text:p>
      <text:p text:style-name="P22">a) Transmisión de datos por cable coaxial</text:p>
      <text:p text:style-name="P22">b) Grabación de videos en calidad extrema</text:p>
      <text:p text:style-name="P22"><text:span text:style-name="T11">c) Monitorización y transmisión de video a través de internet</text:span><text:span text:style-name="T11"/></text:p>
      <text:p text:style-name="P22">d) Conexión de dispositivos inalámbricos mediante Wi-Fi</text:p>
      <text:p text:style-name="P22"/>
      <text:p text:style-name="P22">¿Qué característica es común en una impresora de red?</text:p>
      <text:p text:style-name="P22">a) Transmisión de datos por cable coaxial</text:p>
      <text:p text:style-name="P22"><text:span text:style-name="T11">b) Conexión de dispositivos inalámbricos mediante Wi-Fi</text:span><text:span text:style-name="T11"/></text:p>
      <text:p text:style-name="P22">c) Uso exclusivo para impresiones en blanco y negro</text:p>
      <text:p text:style-name="P22">d) Exclusivamente para conexiones Bluetooth</text:p>
      <text:p text:style-name="P22"/>
      <text:p text:style-name="P22">¿Cuál es la ventaja de un gateway en una red de comunicación?</text:p>
      <text:p text:style-name="P22">a) Conexión de dispositivos mediante cables Ethernet</text:p>
      <text:p text:style-name="P22"><text:span text:style-name="T11">b) Proporcionar acceso a internet y gestionar el tráfico de red</text:span><text:span text:style-name="T11"/></text:p>
      <text:p text:style-name="P22">c) Ampliar la cobertura de una red inalámbrica</text:p>
      <text:p text:style-name="P22">d) Exclusivamente para llamadas telefónicas tradicionales</text:p>
      <text:p text:style-name="P22"><text:soft-page-break/></text:p>
      <text:p text:style-name="P22">¿Qué función realiza un adaptador de red 4G/LTE?</text:p>
      <text:p text:style-name="P22">a) Conexión de dispositivos mediante cables Ethernet</text:p>
      <text:p text:style-name="P22">b) Ampliar la cobertura de una red inalámbrica</text:p>
      <text:p text:style-name="P22"><text:span text:style-name="T11">c) Proporcionar conexión a internet a través de redes móviles</text:span><text:span text:style-name="T11"/></text:p>
      <text:p text:style-name="P22">d) Exclusivamente para conexiones Bluetooth</text:p>
      <text:p text:style-name="P22"/>
      <text:p text:style-name="P22">¿Cuál es la principal función de un teléfono VoIP?</text:p>
      <text:p text:style-name="P22">a) Transmisión de datos por cable coaxial</text:p>
      <text:p text:style-name="P22"><text:span text:style-name="T11">b) Conversión de señales analógicas a digitales para realizar llamadas sobre internet</text:span><text:span text:style-name="T11"/></text:p>
      <text:p text:style-name="P22">c) Uso exclusivo para llamadas telefónicas tradicionales</text:p>
      <text:p text:style-name="P22">d) Conexión de dispositivos inalámbricos mediante Wi-Fi</text:p>
      <text:p text:style-name="P22"/>
      <text:p text:style-name="P22">¿Qué característica es común en un adaptador de red Powerline?</text:p>
      <text:p text:style-name="P22">a) Conexión directa a la corriente eléctrica</text:p>
      <text:p text:style-name="P22">b) Ampliar la cobertura de una red inalámbrica</text:p>
      <text:p text:style-name="P22"><text:span text:style-name="T11">c) Utilización de la red eléctrica para transmitir datos</text:span><text:span text:style-name="T11"/></text:p>
      <text:p text:style-name="P22">d) Exclusivamente para conexiones Bluetooth</text:p>
      <text:p text:style-name="P22"/>
      <text:p text:style-name="P22">¿Cuál es la ventaja de un conmutador KVM en una red de comunicación?</text:p>
      <text:p text:style-name="P22"><text:span text:style-name="T11">a) Permite el control de múltiples computadoras con un solo teclado, monitor y ratón</text:span><text:span text:style-name="T11"/></text:p>
      <text:p text:style-name="P22">b) Ampliar la cobertura de una red inalámbrica</text:p>
      <text:p text:style-name="P22">c) Facilita la conexión de dispositivos inalámbricos mediante Wi-Fi</text:p>
      <text:p text:style-name="P22">d) Exclusivamente para conexiones Bluetooth</text:p>
      <text:p text:style-name="P22"/>
      <text:p text:style-name="P22">¿Qué función realiza un repetidor de señal móvil?</text:p>
      <text:p text:style-name="P22">a) Conexión de dispositivos mediante cables Ethernet</text:p>
      <text:p text:style-name="P22"><text:span text:style-name="T11">b) Ampliar la cobertura de la señal móvil para dispositivos móviles</text:span><text:span text:style-name="T11"/></text:p>
      <text:p text:style-name="P22">c) Uso exclusivo para llamadas telefónicas tradicionales</text:p>
      <text:p text:style-name="P22">d) Exclusivamente para conexiones Bluetooth</text:p>
      <text:p text:style-name="P22"/>
      <text:p text:style-name="P22"/>
      <text:p text:style-name="P22">¿Qué característica es esencial en un monitor con tecnología IPS?</text:p>
      <text:p text:style-name="P22">a) Mayor velocidad de actualización</text:p>
      <text:p text:style-name="P22"><text:span text:style-name="T11">b) Amplios ángulos de visión y reproducción precisa de colores</text:span><text:span text:style-name="T11"/></text:p>
      <text:p text:style-name="P22">c) Bajo consumo de energía</text:p>
      <text:p text:style-name="P22">d) Alta tasa de contraste</text:p>
      <text:p text:style-name="P22"/>
      <text:p text:style-name="P22">¿Cuál es la función principal de un monitor curvo?</text:p>
      <text:p text:style-name="P22">a) Reducción de reflejos y deslumbramientos</text:p>
      <text:p text:style-name="P22"><text:span text:style-name="T11">b) Mejora de la inmersión visual y mayor comodidad para el usuario</text:span><text:span text:style-name="T11"/></text:p>
      <text:p text:style-name="P22">c) Mayor velocidad de respuesta</text:p>
      <text:p text:style-name="P22">d) Exclusivamente para aplicaciones gráficas</text:p>
      <text:p text:style-name="P22"/>
      <text:p text:style-name="P22">¿Qué ventaja ofrece un monitor con tecnología LED sobre uno con tecnología LCD?</text:p>
      <text:p text:style-name="P22">a) Mayor duración de la batería</text:p>
      <text:p text:style-name="P22"><text:span text:style-name="T11">b) Mejor reproducción del color y mayor eficiencia energética</text:span><text:span text:style-name="T11"/></text:p>
      <text:p text:style-name="P22">c) Ángulos de visión más amplios</text:p>
      <text:p text:style-name="P22">d) Exclusivamente para aplicaciones de diseño gráfico</text:p>
      <text:p text:style-name="P22"/>
      <text:p text:style-name="P22">¿Cuál es la principal función de un monitor con resolución 4K?</text:p>
      <text:p text:style-name="P22">a) Reducción de la fatiga visual</text:p>
      <text:p text:style-name="P22"><text:soft-page-break/><text:span text:style-name="T11">b) Mayor nitidez y detalle en la visualización de contenidos</text:span><text:span text:style-name="T11"/></text:p>
      <text:p text:style-name="P22">c) Menor consumo de energía</text:p>
      <text:p text:style-name="P22">d) Alta tasa de refresco</text:p>
      <text:p text:style-name="P22"/>
      <text:p text:style-name="P22">¿Qué característica es común en un monitor con tecnología FreeSync?</text:p>
      <text:p text:style-name="P22">a) Mayor velocidad de actualización</text:p>
      <text:p text:style-name="P22">b) Reducción de reflejos y deslumbramientos</text:p>
      <text:p text:style-name="P22"><text:span text:style-name="T11">c) Sincronización de la frecuencia de actualización con la tarjeta gráfica</text:span><text:span text:style-name="T11"/></text:p>
      <text:p text:style-name="P22">d) Exclusivamente para aplicaciones de oficina</text:p>
      <text:p text:style-name="Standard"/>
      <text:p text:style-name="P34">¿Cuál es la normativa clave para la gestión de la calidad en un taller de microinformática?</text:p>
      <text:p text:style-name="P34">a) ISO 14001</text:p>
      <text:p text:style-name="P34">b) OHSAS 18001</text:p>
      <text:p text:style-name="P19">c) ISO 9001</text:p>
      <text:p text:style-name="P34">d) Normativa EN 61010</text:p>
      <text:p text:style-name="P34"/>
      <text:p text:style-name="P34">¿Cuál es la ventaja de un monitor con tecnología OLED en comparación con LCD?</text:p>
      <text:p text:style-name="P34">a) Mayor duración de la batería</text:p>
      <text:p text:style-name="P19">b) Mejor reproducción del color y negros más profundos</text:p>
      <text:p text:style-name="P34">c) Bajo costo de producción</text:p>
      <text:p text:style-name="P34">d) Exclusivamente para aplicaciones de diseño gráfico</text:p>
      <text:p text:style-name="P34"/>
      <text:p text:style-name="P34">¿Qué función realiza un monitor con HDR (High Dynamic Range)?</text:p>
      <text:p text:style-name="P34">a) Reducción de la fatiga visual</text:p>
      <text:p text:style-name="P19">b) Mayor rango dinámico de colores y contraste</text:p>
      <text:p text:style-name="P34">c) Sincronización de la frecuencia de actualización con la tarjeta gráfica</text:p>
      <text:p text:style-name="P34">d) Exclusivamente para aplicaciones de oficina</text:p>
      <text:p text:style-name="P34"/>
      <text:p text:style-name="P34">¿Cuál es la principal ventaja de un monitor con tecnología G-Sync?</text:p>
      <text:p text:style-name="P34">a) Mayor velocidad de actualización</text:p>
      <text:p text:style-name="P34">b) Reducción de reflejos y deslumbramientos</text:p>
      <text:p text:style-name="P19">c) Sincronización de la frecuencia de actualización con la tarjeta gráfica</text:p>
      <text:p text:style-name="P34">d) Exclusivamente para aplicaciones de diseño gráfico</text:p>
      <text:p text:style-name="P34"/>
      <text:p text:style-name="P34">¿Qué característica es común en un monitor ultrawide?</text:p>
      <text:p text:style-name="P34">a) Formato de pantalla estándar (16:9)</text:p>
      <text:p text:style-name="P34">b) Mayor cantidad de píxeles por pulgada</text:p>
      <text:p text:style-name="P19">c) Relación de aspecto más amplia para una mayor visión panorámica</text:p>
      <text:p text:style-name="P34">d) Alta tasa de contraste</text:p>
      <text:p text:style-name="P34"/>
      <text:p text:style-name="P34">¿Cuál es la principal función de un monitor táctil?</text:p>
      <text:p text:style-name="P34">a) Reducción de la fatiga visual</text:p>
      <text:p text:style-name="P19">b) Permite la interacción directa con la pantalla mediante toques</text:p>
      <text:p text:style-name="P34">c) Mayor velocidad de respuesta</text:p>
      <text:p text:style-name="P34">d) Exclusivamente para aplicaciones de oficina</text:p>
      <text:p text:style-name="P34"/>
      <text:p text:style-name="P34">¿Qué ventaja ofrece un monitor con tecnología Blue Light Filter?</text:p>
      <text:p text:style-name="P34">a) Mayor velocidad de actualización</text:p>
      <text:p text:style-name="P19">b) Reducción de la fatiga visual al filtrar la luz azul</text:p>
      <text:p text:style-name="P34">c) Sincronización de la frecuencia de actualización con la tarjeta gráfica</text:p>
      <text:p text:style-name="P34">d) Exclusivamente para aplicaciones de diseño gráfico</text:p>
      <text:p text:style-name="P34"/>
      <text:p text:style-name="P34"><text:soft-page-break/>¿Cuál es la función principal de un monitor con tecnología antiglare?</text:p>
      <text:p text:style-name="P19">a) Reducción de reflejos y deslumbramientos</text:p>
      <text:p text:style-name="P34">b) Mayor nitidez y detalle en la visualización de contenidos</text:p>
      <text:p text:style-name="P34">c) Sincronización de la frecuencia de actualización con la tarjeta gráfica</text:p>
      <text:p text:style-name="P34">d) Exclusivamente para aplicaciones de oficina</text:p>
      <text:p text:style-name="P34"/>
      <text:p text:style-name="P34">¿Qué característica es común en un monitor con ajuste de altura?</text:p>
      <text:p text:style-name="P34">a) Formato de pantalla ultrawide</text:p>
      <text:p text:style-name="P19">b) Permite modificar la altura de la pantalla para mayor comodidad</text:p>
      <text:p text:style-name="P34">c) Bajo consumo de energía</text:p>
      <text:p text:style-name="P34">d) Alta tasa de refresco</text:p>
      <text:p text:style-name="P34"/>
      <text:p text:style-name="P34">¿Cuál es la ventaja de un monitor con tecnología antiglare?</text:p>
      <text:p text:style-name="P34">a) Mayor velocidad de actualización</text:p>
      <text:p text:style-name="P19">b) Reducción de reflejos y deslumbramientos</text:p>
      <text:p text:style-name="P34">c) Sincronización de la frecuencia de actualización con la tarjeta gráfica</text:p>
      <text:p text:style-name="P34">d) Exclusivamente para aplicaciones de diseño gráfico</text:p>
      <text:p text:style-name="P34"/>
      <text:p text:style-name="P34">¿Cuál es la principal función de un monitor con tecnología Flicker-Free?</text:p>
      <text:p text:style-name="P19">a) Reducción de la fatiga visual al eliminar el parpadeo de la pantalla</text:p>
      <text:p text:style-name="P34">b) Mayor rango dinámico de colores y contraste</text:p>
      <text:p text:style-name="P34">c) Sincronización de la frecuencia de actualización con la tarjeta gráfica</text:p>
      <text:p text:style-name="P34">d) Exclusivamente para aplicaciones de oficina</text:p>
      <text:p text:style-name="P34"/>
      <text:p text:style-name="P34">¿Qué característica es común en un monitor con tecnología PLS?</text:p>
      <text:p text:style-name="P34">a) Mayor velocidad de actualización</text:p>
      <text:p text:style-name="P19">b) Amplios ángulos de visión y reproducción precisa de colores</text:p>
      <text:p text:style-name="P34">c) Bajo consumo de energía</text:p>
      <text:p text:style-name="P34">d) Alta tasa de refresco</text:p>
      <text:p text:style-name="P34"/>
      <text:p text:style-name="P34">¿Cuál es la ventaja de un monitor con tecnología Nano IPS?</text:p>
      <text:p text:style-name="P34">a) Mayor velocidad de actualización</text:p>
      <text:p text:style-name="P19">b) Mayor precisión en la reproducción del color</text:p>
      <text:p text:style-name="P34">c) Sincronización de la frecuencia de actualización con la tarjeta gráfica</text:p>
      <text:p text:style-name="P34">d) Exclusivamente para aplicaciones de diseño gráfico</text:p>
      <text:p text:style-name="P34"/>
      <text:p text:style-name="P34">¿Qué función realiza un monitor con tecnología Low Blue Light?</text:p>
      <text:p text:style-name="P19">a) Reducción de la fatiga visual al reducir la emisión de luz azul</text:p>
      <text:p text:style-name="P34">b) Mayor rango dinámico de colores y contraste</text:p>
      <text:p text:style-name="P34">c) Sincronización de la frecuencia de actualización con la tarjeta gráfica</text:p>
      <text:p text:style-name="P34">d) Exclusivamente para aplicaciones de oficina</text:p>
      <text:p text:style-name="P34"/>
      <text:p text:style-name="P34">¿Cuál es la principal ventaja de un monitor con tecnología QLED?</text:p>
      <text:p text:style-name="P34">a) Mayor velocidad de actualización</text:p>
      <text:p text:style-name="P19">b) Mayor reproducción del color y brillo</text:p>
      <text:p text:style-name="P34">c) Sincronización de la frecuencia de actualización con la tarjeta gráfica</text:p>
      <text:p text:style-name="P34">d) Exclusivamente para aplicaciones de diseño gráfico</text:p>
      <text:p text:style-name="P34"/>
      <text:p text:style-name="P34">¿Qué característica es común en un monitor con tecnología MVA?</text:p>
      <text:p text:style-name="P34">a) Mayor velocidad de actualización</text:p>
      <text:p text:style-name="P34">b) Amplios ángulos de visión y reproducción precisa de colores</text:p>
      <text:p text:style-name="P34">c) Bajo consumo de energía</text:p>
      <text:p text:style-name="P19"><text:soft-page-break/>d) Alta tasa de contraste</text:p>
      <text:p text:style-name="P34"/>
      <text:p text:style-name="P34"/>
      <text:p text:style-name="P34">¿Cuál es la función principal de un display frontal en una computadora?</text:p>
      <text:p text:style-name="P19">a) Proporcionar una visualización de la información del sistema</text:p>
      <text:p text:style-name="P34">b) Controlar la velocidad de los ventiladores</text:p>
      <text:p text:style-name="P34">c) Exclusivamente para la reproducción de video</text:p>
      <text:p text:style-name="P34">d) Gestionar la conexión de dispositivos externos</text:p>
      <text:p text:style-name="P34"/>
      <text:p text:style-name="P34">¿Qué característica es común en un display LCD integrado en una computadora portátil?</text:p>
      <text:p text:style-name="P34">a) Mejor reproducción del color y brillo</text:p>
      <text:p text:style-name="P19">b) Bajo consumo de energía</text:p>
      <text:p text:style-name="P34">c) Necesidad de cables externos para su funcionamiento</text:p>
      <text:p text:style-name="P34">d) Uso exclusivo para aplicaciones de diseño gráfic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/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asian="Noto Serif CJK SC" style:font-family-asian="'Noto Serif CJK SC'" style:font-name-complex="Lohit Devanagari" style:font-family-complex="'Lohit Devanagari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2:55:41.649000000</meta:creation-date>
    <meta:editing-duration>PT58M14S</meta:editing-duration>
    <meta:editing-cycles>4</meta:editing-cycles>
    <meta:generator>LibreOffice/7.6.2.1$Windows_X86_64 LibreOffice_project/56f7684011345957bbf33a7ee678afaf4d2ba333</meta:generator>
    <dc:date>2024-01-30T13:53:51.475000000</dc:date>
    <meta:document-statistic meta:table-count="0" meta:image-count="0" meta:object-count="0" meta:page-count="24" meta:paragraph-count="931" meta:word-count="5990" meta:character-count="36755" meta:non-whitespace-character-count="31695"/>
  </office:meta>
</office:document-meta>
</file>